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eading_20_2">
      <style:text-properties style:font-name="Sga" loext:padding="0.0193in" loext:border="0.06pt solid #000000"/>
    </style:style>
    <style:style style:name="P2" style:family="paragraph" style:parent-style-name="Heading_20_3">
      <style:paragraph-properties fo:padding="0.0193in" fo:border="0.06pt solid #d9d9e3"/>
      <style:text-properties style:font-name="Sga" loext:padding="0.0193in" loext:border="0.06pt solid #d9d9e3"/>
    </style:style>
    <style:style style:name="P3" style:family="paragraph" style:parent-style-name="Preformatted_20_Text">
      <style:paragraph-properties fo:margin-top="0in" fo:margin-bottom="0.1965in" style:contextual-spacing="false" fo:padding="0.0193in" fo:border="0.06pt solid #d9d9e3"/>
    </style:style>
    <style:style style:name="P4" style:family="paragraph" style:parent-style-name="Preformatted_20_Text">
      <style:paragraph-properties fo:padding="0.0193in" fo:border="0.06pt solid #d9d9e3"/>
    </style:style>
    <style:style style:name="P5" style:family="paragraph" style:parent-style-name="Preformatted_20_Text">
      <style:paragraph-properties fo:padding="0.0193in" fo:border="0.06pt solid #d9d9e3"/>
      <style:text-properties style:font-name="Sga" loext:padding="0.0193in" loext:border="0.06pt solid #d9d9e3"/>
    </style:style>
    <style:style style:name="P6" style:family="paragraph" style:parent-style-name="Preformatted_20_Text">
      <style:paragraph-properties fo:padding="0.0193in" fo:border="0.06pt solid #d9d9e3"/>
      <style:text-properties style:font-name="Sga"/>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padding="0.0193in" fo:border="0.06pt solid #d9d9e3"/>
    </style:style>
    <style:style style:name="P9" style:family="paragraph" style:parent-style-name="Text_20_body" style:list-style-name="L5">
      <style:paragraph-properties fo:padding="0.0193in" fo:border="0.06pt solid #d9d9e3"/>
    </style:style>
    <style:style style:name="P10" style:family="paragraph" style:parent-style-name="Text_20_body" style:list-style-name="L7">
      <style:paragraph-properties fo:padding="0.0193in" fo:border="0.06pt solid #d9d9e3"/>
    </style:style>
    <style:style style:name="P11" style:family="paragraph" style:parent-style-name="Text_20_body" style:list-style-name="L15">
      <style:paragraph-properties fo:padding="0.0193in" fo:border="0.06pt solid #d9d9e3"/>
    </style:style>
    <style:style style:name="P12" style:family="paragraph" style:parent-style-name="Text_20_body" style:list-style-name="L16">
      <style:paragraph-properties fo:padding="0.0193in" fo:border="0.06pt solid #d9d9e3"/>
    </style:style>
    <style:style style:name="P13" style:family="paragraph" style:parent-style-name="Text_20_body" style:list-style-name="L17">
      <style:paragraph-properties fo:padding="0.0193in" fo:border="0.06pt solid #d9d9e3"/>
    </style:style>
    <style:style style:name="P14" style:family="paragraph" style:parent-style-name="Text_20_body" style:list-style-name="L19">
      <style:paragraph-properties fo:padding="0.0193in" fo:border="0.06pt solid #d9d9e3"/>
    </style:style>
    <style:style style:name="P15" style:family="paragraph" style:parent-style-name="Text_20_body" style:list-style-name="L20">
      <style:paragraph-properties fo:padding="0.0193in" fo:border="0.06pt solid #d9d9e3"/>
    </style:style>
    <style:style style:name="P16" style:family="paragraph" style:parent-style-name="Text_20_body" style:list-style-name="L21">
      <style:paragraph-properties fo:padding="0.0193in" fo:border="0.06pt solid #d9d9e3"/>
    </style:style>
    <style:style style:name="P17" style:family="paragraph" style:parent-style-name="Text_20_body" style:list-style-name="L23">
      <style:paragraph-properties fo:padding="0.0193in" fo:border="0.06pt solid #d9d9e3"/>
    </style:style>
    <style:style style:name="P18" style:family="paragraph" style:parent-style-name="Text_20_body" style:list-style-name="L24">
      <style:paragraph-properties fo:padding="0.0193in" fo:border="0.06pt solid #d9d9e3"/>
    </style:style>
    <style:style style:name="P19" style:family="paragraph" style:parent-style-name="Text_20_body" style:list-style-name="L25">
      <style:paragraph-properties fo:padding="0.0193in" fo:border="0.06pt solid #d9d9e3"/>
    </style:style>
    <style:style style:name="P20" style:family="paragraph" style:parent-style-name="Text_20_body" style:list-style-name="L27">
      <style:paragraph-properties fo:padding="0.0193in" fo:border="0.06pt solid #d9d9e3"/>
    </style:style>
    <style:style style:name="P21" style:family="paragraph" style:parent-style-name="Text_20_body" style:list-style-name="L28">
      <style:paragraph-properties fo:padding="0.0193in" fo:border="0.06pt solid #d9d9e3"/>
    </style:style>
    <style:style style:name="P22" style:family="paragraph" style:parent-style-name="Text_20_body" style:list-style-name="L29">
      <style:paragraph-properties fo:padding="0.0193in" fo:border="0.06pt solid #d9d9e3"/>
    </style:style>
    <style:style style:name="P23" style:family="paragraph" style:parent-style-name="Text_20_body">
      <style:text-properties style:font-name="Sga" loext:padding="0.0193in" loext:border="0.06pt solid #d9d9e3"/>
    </style:style>
    <style:style style:name="P24" style:family="paragraph" style:parent-style-name="Text_20_body" style:list-style-name="L2">
      <style:paragraph-properties fo:margin-top="0in" fo:margin-bottom="0in" style:contextual-spacing="false" fo:padding="0.0193in" fo:border="0.06pt solid #d9d9e3"/>
      <style:text-properties style:font-name="Sga" loext:padding="0.0193in" loext:border="0.06pt solid #d9d9e3"/>
    </style:style>
    <style:style style:name="P25" style:family="paragraph" style:parent-style-name="Text_20_body" style:list-style-name="L2">
      <style:paragraph-properties fo:padding="0.0193in" fo:border="0.06pt solid #d9d9e3"/>
      <style:text-properties style:font-name="Sga" loext:padding="0.0193in" loext:border="0.06pt solid #d9d9e3"/>
    </style:style>
    <style:style style:name="P26" style:family="paragraph" style:parent-style-name="Text_20_body" style:list-style-name="L3">
      <style:paragraph-properties fo:margin-top="0in" fo:margin-bottom="0in" style:contextual-spacing="false" fo:padding="0.0193in" fo:border="0.06pt solid #d9d9e3"/>
      <style:text-properties style:font-name="Sga" loext:padding="0.0193in" loext:border="0.06pt solid #d9d9e3"/>
    </style:style>
    <style:style style:name="P27" style:family="paragraph" style:parent-style-name="Text_20_body" style:list-style-name="L3">
      <style:paragraph-properties fo:padding="0.0193in" fo:border="0.06pt solid #d9d9e3"/>
      <style:text-properties style:font-name="Sga" loext:padding="0.0193in" loext:border="0.06pt solid #d9d9e3"/>
    </style:style>
    <style:style style:name="P28" style:family="paragraph" style:parent-style-name="Text_20_body" style:list-style-name="L4">
      <style:paragraph-properties fo:margin-top="0in" fo:margin-bottom="0in" style:contextual-spacing="false" fo:padding="0.0193in" fo:border="0.06pt solid #d9d9e3"/>
      <style:text-properties style:font-name="Sga" loext:padding="0.0193in" loext:border="0.06pt solid #d9d9e3"/>
    </style:style>
    <style:style style:name="P29" style:family="paragraph" style:parent-style-name="Text_20_body" style:list-style-name="L4">
      <style:paragraph-properties fo:padding="0.0193in" fo:border="0.06pt solid #d9d9e3"/>
      <style:text-properties style:font-name="Sga" loext:padding="0.0193in" loext:border="0.06pt solid #d9d9e3"/>
    </style:style>
    <style:style style:name="P30" style:family="paragraph" style:parent-style-name="Text_20_body">
      <style:paragraph-properties fo:margin-top="0in" fo:margin-bottom="0in" style:contextual-spacing="false"/>
      <style:text-properties style:font-name="Sga" loext:padding="0.0193in" loext:border="0.06pt solid #d9d9e3"/>
    </style:style>
    <style:style style:name="P31" style:family="paragraph" style:parent-style-name="Text_20_body">
      <style:paragraph-properties fo:padding="0.0193in" fo:border="0.06pt solid #d9d9e3"/>
      <style:text-properties style:font-name="Sga" loext:padding="0.0193in" loext:border="0.06pt solid #d9d9e3"/>
    </style:style>
    <style:style style:name="P32" style:family="paragraph" style:parent-style-name="Text_20_body" style:list-style-name="L6">
      <style:paragraph-properties fo:padding="0.0193in" fo:border="0.06pt solid #d9d9e3"/>
      <style:text-properties style:font-name="Sga" loext:padding="0.0193in" loext:border="0.06pt solid #d9d9e3"/>
    </style:style>
    <style:style style:name="P33" style:family="paragraph" style:parent-style-name="Text_20_body" style:list-style-name="L7">
      <style:paragraph-properties fo:padding="0.0193in" fo:border="0.06pt solid #d9d9e3"/>
      <style:text-properties style:font-name="Sga" loext:padding="0.0193in" loext:border="0.06pt solid #d9d9e3"/>
    </style:style>
    <style:style style:name="P34" style:family="paragraph" style:parent-style-name="Text_20_body" style:list-style-name="L8">
      <style:paragraph-properties fo:padding="0.0193in" fo:border="0.06pt solid #d9d9e3"/>
      <style:text-properties style:font-name="Sga" loext:padding="0.0193in" loext:border="0.06pt solid #d9d9e3"/>
    </style:style>
    <style:style style:name="P35" style:family="paragraph" style:parent-style-name="Text_20_body" style:list-style-name="L9">
      <style:paragraph-properties fo:padding="0.0193in" fo:border="0.06pt solid #d9d9e3"/>
      <style:text-properties style:font-name="Sga" loext:padding="0.0193in" loext:border="0.06pt solid #d9d9e3"/>
    </style:style>
    <style:style style:name="P36" style:family="paragraph" style:parent-style-name="Text_20_body" style:list-style-name="L10">
      <style:paragraph-properties fo:padding="0.0193in" fo:border="0.06pt solid #d9d9e3"/>
      <style:text-properties style:font-name="Sga" loext:padding="0.0193in" loext:border="0.06pt solid #d9d9e3"/>
    </style:style>
    <style:style style:name="P37" style:family="paragraph" style:parent-style-name="Text_20_body" style:list-style-name="L11">
      <style:paragraph-properties fo:padding="0.0193in" fo:border="0.06pt solid #d9d9e3"/>
      <style:text-properties style:font-name="Sga" loext:padding="0.0193in" loext:border="0.06pt solid #d9d9e3"/>
    </style:style>
    <style:style style:name="P38" style:family="paragraph" style:parent-style-name="Text_20_body" style:list-style-name="L12">
      <style:paragraph-properties fo:padding="0.0193in" fo:border="0.06pt solid #d9d9e3"/>
      <style:text-properties style:font-name="Sga" loext:padding="0.0193in" loext:border="0.06pt solid #d9d9e3"/>
    </style:style>
    <style:style style:name="P39" style:family="paragraph" style:parent-style-name="Text_20_body" style:list-style-name="L13">
      <style:paragraph-properties fo:padding="0.0193in" fo:border="0.06pt solid #d9d9e3"/>
      <style:text-properties style:font-name="Sga" loext:padding="0.0193in" loext:border="0.06pt solid #d9d9e3"/>
    </style:style>
    <style:style style:name="P40" style:family="paragraph" style:parent-style-name="Text_20_body" style:list-style-name="L14">
      <style:paragraph-properties fo:padding="0.0193in" fo:border="0.06pt solid #d9d9e3"/>
      <style:text-properties style:font-name="Sga" loext:padding="0.0193in" loext:border="0.06pt solid #d9d9e3"/>
    </style:style>
    <style:style style:name="P41" style:family="paragraph" style:parent-style-name="Text_20_body" style:list-style-name="L18">
      <style:paragraph-properties fo:padding="0.0193in" fo:border="0.06pt solid #d9d9e3"/>
      <style:text-properties style:font-name="Sga" loext:padding="0.0193in" loext:border="0.06pt solid #d9d9e3"/>
    </style:style>
    <style:style style:name="P42" style:family="paragraph" style:parent-style-name="Text_20_body" style:list-style-name="L22">
      <style:paragraph-properties fo:margin-top="0in" fo:margin-bottom="0in" style:contextual-spacing="false" fo:padding="0.0193in" fo:border="0.06pt solid #d9d9e3"/>
      <style:text-properties style:font-name="Sga" loext:padding="0.0193in" loext:border="0.06pt solid #d9d9e3"/>
    </style:style>
    <style:style style:name="P43" style:family="paragraph" style:parent-style-name="Text_20_body" style:list-style-name="L22">
      <style:paragraph-properties fo:padding="0.0193in" fo:border="0.06pt solid #d9d9e3"/>
      <style:text-properties style:font-name="Sga" loext:padding="0.0193in" loext:border="0.06pt solid #d9d9e3"/>
    </style:style>
    <style:style style:name="P44" style:family="paragraph" style:parent-style-name="Text_20_body" style:list-style-name="L24">
      <style:paragraph-properties fo:padding="0.0193in" fo:border="0.06pt solid #d9d9e3"/>
      <style:text-properties style:font-name="Sga" loext:padding="0.0193in" loext:border="0.06pt solid #d9d9e3"/>
    </style:style>
    <style:style style:name="P45" style:family="paragraph" style:parent-style-name="Text_20_body" style:list-style-name="L25">
      <style:paragraph-properties fo:padding="0.0193in" fo:border="0.06pt solid #d9d9e3"/>
      <style:text-properties style:font-name="Sga" loext:padding="0.0193in" loext:border="0.06pt solid #d9d9e3"/>
    </style:style>
    <style:style style:name="P46" style:family="paragraph" style:parent-style-name="Text_20_body" style:list-style-name="L26">
      <style:paragraph-properties fo:padding="0.0193in" fo:border="0.06pt solid #d9d9e3"/>
      <style:text-properties style:font-name="Sga" loext:padding="0.0193in" loext:border="0.06pt solid #d9d9e3"/>
    </style:style>
    <style:style style:name="P47" style:family="paragraph" style:parent-style-name="Text_20_body">
      <style:paragraph-properties fo:margin-top="0in" fo:margin-bottom="0in" style:contextual-spacing="false"/>
      <style:text-properties style:font-name="Sga" loext:padding="0in" loext:border="none"/>
    </style:style>
    <style:style style:name="P48" style:family="paragraph" style:parent-style-name="Text_20_body">
      <style:text-properties style:font-name="Sga" loext:padding="0.0193in" loext:border="0.06pt solid #000000"/>
    </style:style>
    <style:style style:name="P49" style:family="paragraph" style:parent-style-name="Text_20_body">
      <style:paragraph-properties fo:padding="0in" fo:border="none"/>
      <style:text-properties style:font-name="Sga"/>
    </style:style>
    <style:style style:name="P50" style:family="paragraph" style:parent-style-name="Text_20_body">
      <style:text-properties style:font-name="Sga"/>
    </style:style>
    <style:style style:name="P51"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loext:padding="0.0193in" loext:border="0.06pt solid #000000"/>
    </style:style>
    <style:style style:name="T2" style:family="text">
      <style:text-properties loext:padding="0.0193in" loext:border="0.06pt solid #d9d9e3"/>
    </style:style>
    <style:style style:name="T3" style:family="text">
      <style:text-properties loext:padding="0in" loext:border="none"/>
    </style:style>
    <style:style style:name="T4" style:family="text">
      <style:text-properties style:font-name="Sga" loext:padding="0.0193in" loext:border="0.06pt solid #d9d9e3"/>
    </style:style>
    <style:style style:name="T5" style:family="text">
      <style:text-properties fo:font-size="36pt" style:font-size-asian="36pt" style:font-size-complex="36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5">Lean - Efficient Theorem Prover</text:span><text:line-break/><text:line-break/>Chat history</text:h>
      <text:section text:style-name="Sect1" text:name="__next">
        <text:p text:style-name="P23"><text:span text:style-name="T1">New chat</text:span><text:span text:style-name="T3">Hide sidebar</text:span></text:p>
        <text:h text:style-name="P2" text:outline-level="3">Yesterday</text:h>
        <text:list xml:id="list3272182430" text:style-name="L2">
          <text:list-item>
            <text:p text:style-name="P24">Quantum Advantage Without QEC</text:p>
          </text:list-item>
          <text:list-item>
            <text:p text:style-name="P24">GNNs and Permutation-Equivariant Functions</text:p>
          </text:list-item>
          <text:list-item>
            <text:p text:style-name="P24">Active Inference and Cognition</text:p>
          </text:list-item>
          <text:list-item>
            <text:p text:style-name="P25">Arabic Words &amp; Meanings</text:p>
          </text:list-item>
        </text:list>
        <text:h text:style-name="P2" text:outline-level="3">Previous 30 Days</text:h>
        <text:list xml:id="list1551948385" text:style-name="L3">
          <text:list-item>
            <text:p text:style-name="P26">Split &amp; Number File</text:p>
          </text:list-item>
          <text:list-item>
            <text:p text:style-name="P26">Split Text into Files</text:p>
          </text:list-item>
          <text:list-item>
            <text:p text:style-name="P26">Open folder in Windows</text:p>
          </text:list-item>
          <text:list-item>
            <text:p text:style-name="P26">Snarky News Bot Delivers!</text:p>
          </text:list-item>
          <text:list-item>
            <text:p text:style-name="P26">AI Alignment Problems</text:p>
          </text:list-item>
          <text:list-item>
            <text:p text:style-name="P26">Computing Prime Number Properties</text:p>
          </text:list-item>
          <text:list-item>
            <text:p text:style-name="P26">Understanding Model Definitions</text:p>
          </text:list-item>
          <text:list-item>
            <text:p text:style-name="P26">Thermodynamic Yoghurt Processing</text:p>
          </text:list-item>
          <text:list-item>
            <text:p text:style-name="P26">How to Build a Mind</text:p>
          </text:list-item>
          <text:list-item>
            <text:p text:style-name="P26">Optimization Tradeoffs</text:p>
          </text:list-item>
          <text:list-item>
            <text:p text:style-name="P26">Centrifugal Filtration</text:p>
          </text:list-item>
          <text:list-item>
            <text:p text:style-name="P26">Linking Neuro-Symbolic Approaches</text:p>
          </text:list-item>
          <text:list-item>
            <text:p text:style-name="P27">Remove Page Numbers - Vim</text:p>
          </text:list-item>
        </text:list>
        <text:h text:style-name="P2" text:outline-level="3">May</text:h>
        <text:list xml:id="list1553364569" text:style-name="L4">
          <text:list-item>
            <text:p text:style-name="P28">Transformer Recursion Analysis</text:p>
          </text:list-item>
          <text:list-item>
            <text:p text:style-name="P28"><text:soft-page-break/>Game Dev Strategies: Pro Players &amp; Automation.</text:p>
          </text:list-item>
          <text:list-item>
            <text:p text:style-name="P28">Idiomatic Latin Translation.</text:p>
          </text:list-item>
          <text:list-item>
            <text:p text:style-name="P28">Modeling with Game Engines</text:p>
          </text:list-item>
          <text:list-item>
            <text:p text:style-name="P28">AI &amp; Cognitive Science</text:p>
          </text:list-item>
          <text:list-item>
            <text:p text:style-name="P28">Haeccicity of Syntactitude</text:p>
          </text:list-item>
          <text:list-item>
            <text:p text:style-name="P28">Python Package for Sparse Representations and Dictionary Learning</text:p>
          </text:list-item>
          <text:list-item>
            <text:p text:style-name="P28">Introductory Arabic Vocabulary</text:p>
          </text:list-item>
          <text:list-item>
            <text:p text:style-name="P28">New chat</text:p>
          </text:list-item>
          <text:list-item>
            <text:p text:style-name="P28">New chat</text:p>
          </text:list-item>
          <text:list-item>
            <text:p text:style-name="P29">p-n junction in semiconductors</text:p>
          </text:list-item>
        </text:list>
        <text:p text:style-name="P47"/>
        <text:p text:style-name="P30">Summarize: Lean is a theorem prover and programming language. It is based on the calculus of constructions with inductive types. The Lean project is an open-source project hosted on GitHub. It was launched by Leonardo de Moura at Microsoft Research in 2013.[1] Lean has an interface, implemented as a Visual Studio Code extension and Language Server Protocol server, that differentiates it from other interactive theorem provers. It has native support for Unicode symbols, which can be typed using LaTeX-like sequences, such as "\times" for "×". Lean can also be compiled to JavaScript and accessed in a web browser and has extensive support for meta-programming. Started in 2017, the user-maintained library mathlib contains the largest collection of mathematics that has been formalized in Lean. As of February 2023, mathlib contains over 100,000 theorems and 1,000,000 lines of code.[2] In prior releases of Lean, several core parts of the system's logic were not amenable <text:soft-page-break/>to being modified. A user wishing to change these parts of the system would need to modify the C++ implementation of Lean. Furthermore, overhead associated with virtual machine interpretation meant that the efficiency of Lean was not competitive with other proof assistants such as Coq. In 2021, Leonardo de Moura and Sebastian Ullrich released Lean 4: a reimplementation of the Lean theorem prover within itself, with the aim of addressing the two aforementioned criticisms. Lean 4 produces C code which is then compiled, enabling the development of efficient domain-specific automation.[3] Lean 4 is not backwards-compatible with Lean 3.[4] Lean has gotten attention from mathematicians Thomas Hales[5] and Kevin Buzzard.[6] Hales is using it for his project, Formal Abstracts.[7] Buzzard uses it for the Xena project.[8] One of the Xena Project's goals is to rewrite every theorem and proof in the undergraduate math curriculum of Imperial College London in Lean.</text:p>
        <text:p text:style-name="P23">ChatGPT</text:p>
        <text:p text:style-name="P31">Lean is a theorem prover and programming language based on the calculus of constructions with inductive types, developed by Leonardo de Moura at Microsoft Research in 2013. Distinguishing features include an interface through a Visual Studio Code extension and Language Server Protocol server, native support for Unicode symbols, and compilation to JavaScript for web browser accessibility.</text:p>
        <text:p text:style-name="P31">A significant user-maintained library called mathlib, initiated in 2017, contains the most extensive collection of mathematics <text:soft-page-break/>formalized in Lean, boasting over 100,000 theorems and 1,000,000 lines of code by February 2023.</text:p>
        <text:p text:style-name="P31">Lean has seen improvements since its initial release. Early versions had limitations like unmodifiable core parts of system logic, requiring users to alter the C++ implementation, and efficiency concerns due to virtual machine interpretation. However, Lean 4, released in 2021 by de Moura and Sebastian Ullrich, addressed these issues. It's a self-contained version of Lean that generates C code, which is then compiled, facilitating the development of efficient domain-specific automation. But Lean 4 is not backwards-compatible with Lean 3.</text:p>
        <text:p text:style-name="P31">Lean has caught the attention of mathematicians such as Thomas Hales, who uses it for his Formal Abstracts project, and Kevin Buzzard, who uses it for the Xena project, aiming to rewrite every theorem and proof in the undergraduate math curriculum of Imperial College London in Lean.</text:p>
        <text:p text:style-name="P30">Examples (Lean 3) The natural numbers can be defined as an inductive type. This definition is based on the Peano axioms and states that every natural number is either zero or the successor of some other natural number. inductive nat : Type | zero : nat | succ : nat → nat Addition of natural numbers can be defined recursively, using pattern matching. definition add : nat → nat → nat | n zero := n | n (succ m) := succ (add n m) This is a simple proof in lean in term mode. theorem and_swap : p ∧ q → q ∧ p := assume h1 : p ∧ q, ⟨h1.right, h1.left⟩ This same proof can be accomplished using tactics. theorem and_swap (p q : Prop) : p ∧ q → q ∧ p := begin assume h : (p ∧ q), -- assume p ∧ q is true cases h, -- extract the individual <text:soft-page-break/>propositions from the conjunction split, -- split the goal conjunction into two cases: prove p and prove q separately repeat { assumption } end</text:p>
        <text:p text:style-name="P23">ChatGPT</text:p>
        <text:p text:style-name="P31">These examples demonstrate the Lean programming language's ability to define types, functions, and perform theorem proofs.</text:p>
        <text:p text:style-name="P31">In the first example, a type for the natural numbers is defined using an inductive structure, based on the Peano axioms. According to these axioms, each natural number is either zero or the successor of another natural number:</text:p>
        <text:p text:style-name="P5">leanCopy code</text:p>
        <text:p text:style-name="P4"><text:span text:style-name="Source_20_Text"><text:span text:style-name="T4">inductive nat : Type</text:span></text:span></text:p>
        <text:p text:style-name="P4"><text:span text:style-name="Source_20_Text"><text:span text:style-name="T4">| zero : nat</text:span></text:span></text:p>
        <text:p text:style-name="P3"><text:span text:style-name="Source_20_Text"><text:span text:style-name="T4">| succ : nat → nat</text:span></text:span></text:p>
        <text:p text:style-name="P31">In the next example, a recursive definition of addition for natural numbers is provided, which utilizes pattern matching:</text:p>
        <text:p text:style-name="P5">leanCopy code</text:p>
        <text:p text:style-name="P4"><text:span text:style-name="Source_20_Text"><text:span text:style-name="T4">definition add : nat → nat → nat</text:span></text:span></text:p>
        <text:p text:style-name="P4"><text:span text:style-name="Source_20_Text"><text:span text:style-name="T4">| n zero <text:s text:c="4"/>:= n</text:span></text:span></text:p>
        <text:p text:style-name="P3"><text:span text:style-name="Source_20_Text"><text:span text:style-name="T4">| n (succ m) := succ (add n m)</text:span></text:span></text:p>
        <text:p text:style-name="P8"><text:span text:style-name="T4">In the third and fourth examples, a theorem named </text:span><text:span text:style-name="Source_20_Text"><text:span text:style-name="T4">and_swap</text:span></text:span><text:span text:style-name="T4"> is proven. The theorem asserts that if </text:span><text:span text:style-name="Source_20_Text"><text:span text:style-name="T4">p ∧ q</text:span></text:span><text:span text:style-name="T4"> is true, then </text:span><text:span text:style-name="Source_20_Text"><text:span text:style-name="T4">q ∧ p</text:span></text:span><text:span text:style-name="T4"> is also true. This shows that conjunction in logic is commutative. The proof is shown both in term mode and with tactics:</text:span></text:p>
        <text:p text:style-name="P31">Term mode:</text:p>
        <text:p text:style-name="P5">leanCopy code</text:p>
        <text:p text:style-name="P4"><text:span text:style-name="Source_20_Text"><text:span text:style-name="T4">theorem and_swap : p ∧ q → q ∧ p :=</text:span></text:span></text:p>
        <text:p text:style-name="P4"><text:span text:style-name="Source_20_Text"><text:span text:style-name="T4"><text:s text:c="4"/>assume h1 : p ∧ q,</text:span></text:span></text:p>
        <text:p text:style-name="P3"><text:span text:style-name="Source_20_Text"><text:span text:style-name="T4"><text:s text:c="4"/>⟨h1.right, h1.left⟩</text:span></text:span></text:p>
        <text:p text:style-name="P31">Tactics:</text:p>
        <text:p text:style-name="P5"><text:soft-page-break/>leanCopy code</text:p>
        <text:p text:style-name="P4"><text:span text:style-name="Source_20_Text"><text:span text:style-name="T4">theorem and_swap (p q : Prop) : p ∧ q → q ∧ p :=</text:span></text:span></text:p>
        <text:p text:style-name="P4"><text:span text:style-name="Source_20_Text"><text:span text:style-name="T4">begin</text:span></text:span></text:p>
        <text:p text:style-name="P4"><text:span text:style-name="Source_20_Text"><text:span text:style-name="T4"><text:s text:c="4"/>assume h : (p ∧ q), -- assume p ∧ q is true</text:span></text:span></text:p>
        <text:p text:style-name="P4"><text:span text:style-name="Source_20_Text"><text:span text:style-name="T4"><text:s text:c="4"/>cases h, -- extract the individual propositions from the conjunction</text:span></text:span></text:p>
        <text:p text:style-name="P4"><text:span text:style-name="Source_20_Text"><text:span text:style-name="T4"><text:s text:c="4"/>split, -- split the goal conjunction into two cases: prove p and prove q separately</text:span></text:span></text:p>
        <text:p text:style-name="P4"><text:span text:style-name="Source_20_Text"><text:span text:style-name="T4"><text:s text:c="4"/>repeat { assumption }</text:span></text:span></text:p>
        <text:p text:style-name="P3"><text:span text:style-name="Source_20_Text"><text:span text:style-name="T4">end</text:span></text:span></text:p>
        <text:p text:style-name="P31">In the tactics mode, each step of the proof is explicitly stated, which can make the logic easier to follow for humans, especially for more complex proofs.</text:p>
        <text:p text:style-name="P30">Here is a summary of the main points from the Wikipedia excerpt on the calculus of constructions: • The calculus of constructions (CoC) is a type theory created by Thierry Coquand. • It can serve as both a typed programming language and as a constructive foundation for mathematics. • It has been the basis for Coq and other proof assistants. • Variants include: - The calculus of inductive constructions which adds inductive types - The calculus of (co)inductive constructions which adds coinduction - The predicative calculus of inductive constructions which removes some impredicativity In short, the calculus of constructions is a type theory that can be used as a programming language and as a basis for formal mathematical proofs. It supports various features like inductive types, coinduction, and impredicativity.</text:p>
        <text:p text:style-name="P23">ChatGPT</text:p>
        <text:p text:style-name="P31">The Calculus of Constructions (CoC) is a type theory developed by Thierry Coquand. It has dual functionality as both a typed programming language and as a constructive foundation for mathematics, acting as the foundation for proof assistants such as Coq and others.</text:p>
        <text:p text:style-name="P31"><text:soft-page-break/>CoC encompasses several variants, each introducing or removing certain aspects. The Calculus of Inductive Constructions extends the original theory by adding inductive types. The Calculus of (Co)inductive Constructions further introduces coinduction. The Predicative Calculus of Inductive Constructions, on the other hand, restricts the theory by removing some impredicativity.</text:p>
        <text:p text:style-name="P31">In essence, the Calculus of Constructions is a versatile type theory that allows for programming as well as formal mathematical proofs. It has the flexibility to accommodate different features like inductive types, coinduction, and impredicativity, depending on the variant used.</text:p>
        <text:p text:style-name="P30">Applications of the calculus of constructions: • It can be used as the basis for proof assistants like Coq, which are tools for formal mathematical proofs. This allows you to model and verify mathematical concepts and theorems in a rigorous way. • It can be used as a typed functional programming language. The types provide strong static guarantees that help avoid bugs. Comparison to other type theories: • The calculus of constructions is more expressive than simple type theories like the simply typed lambda calculus. It supports dependent types, where types can depend on values. This allows encoding more mathematical notions. • It is similar to other dependent type theories like the calculus of inductive constructions (CIC) and the calculus of constructions and inductive (CCI). Predicative calculus of inductive constructions: • This is a variant of CoC that removes some forms of impredicativity. • Impredicativity refers to the ability to define a type in a way that depends on that same type. This can cause paradoxes. • The <text:soft-page-break/>predicative version only allows defining types that depend on "smaller" types, avoiding impredicativity and thus paradoxes. However, it is less expressive. • Specifically, it does not allow defining inductive types whose indices contain that same inductive type. Only smaller index types are allowed. So in summary, the calculus of constructions is an expressive dependent type theory that serves as a basis for proof assistants and functional programming. Variants like the predicative CoC aim for a good balance between expressiveness and avoidance of paradoxes.</text:p>
        <text:p text:style-name="P23">ChatGPT</text:p>
        <text:p text:style-name="P31">The Calculus of Constructions (CoC) is an advanced type theory that has a wide range of applications and variants. It can serve as the foundation for proof assistants like Coq, facilitating formal mathematical proofs by allowing for the rigorous modeling and verification of mathematical concepts and theorems.</text:p>
        <text:p text:style-name="P31">Moreover, it can also be used as a typed functional programming language, providing strong static guarantees that help prevent bugs. The utilization of types in programming has proven to be beneficial in ensuring the correctness of code, making it a valued attribute for many modern programming languages.</text:p>
        <text:p text:style-name="P31">In terms of other type theories, CoC stands out for its expressiveness. It goes beyond simple type theories such as the simply typed lambda calculus by supporting dependent types. These are types that can rely on values, providing a mechanism for encoding a broader range of mathematical concepts.</text:p>
        <text:p text:style-name="P31"><text:soft-page-break/>CoC is in the same family as other dependent type theories like the calculus of inductive constructions (CIC) and the calculus of constructions and inductive (CCI), which have similar attributes.</text:p>
        <text:p text:style-name="P31">A variant of CoC, the predicative calculus of inductive constructions, removes some forms of impredicativity. Impredicativity involves the ability to define a type in a manner that depends on the same type, potentially leading to paradoxes. This predicative variant restricts type definitions to "smaller" types to avoid impredicativity, thereby reducing the possibility of paradoxes. However, this precaution limits its expressiveness, as it does not allow the definition of inductive types whose indices contain the same inductive type.</text:p>
        <text:p text:style-name="P31">In summary, CoC is an expressive dependent type theory that acts as the backbone for proof assistants and functional programming languages. Its variants like the predicative CoC are designed to strike a balance between expressiveness and the prevention of paradoxes.</text:p>
        <text:p text:style-name="P30">Lean examples: Lean is another theorem prover and functional programming language based on dependent type theory. Some key points: • Lean is based on the calculus of inductive constructions (CIC), a variant of the calculus of constructions that supports inductive types. • Like Coq, Lean can be used for formal mathematical proofs and modeling. It has been used for verifying results in complex analysis, algebra, topology, and more. • Lean code tends to be more concise than Coq due to Lean's more permissive syntax. • Lean supports automation techniques like type class inference and tactic programming to make proofs more convenient. • <text:soft-page-break/>Lean aims to have a low barrier to entry while remaining a coherent foundation for mathematics. As for your other questions: Paradoxes from impredicativity: • Russell's paradox arises from impredicativity. It considers the set R of all sets that do not contain themselves. This leads to a contradiction - R either contains itself or does not. • The paradox of the least infinite ordinal considers the least infinite ordinal lambda. But lambda is defined as the set of all ordinals less than lambda, which is circular. CIC vs predicative CIC: • CIC is more expressive since it allows impredicative definitions. This allows encoding more mathematical concepts. • The predicative version avoids paradoxes by only allowing definitions to refer to "smaller" types. But this means some inductive types cannot be defined. Example inductive type: • In CIC, we can define the type of lists where the element type is a list: Inductive list (A:Type) : Type := | nil : list A | cons : A -&gt; list A -&gt; list A. Inductive listlist : Type := | nilnil : listlist | consll : (l:list A) -&gt; listlist -&gt; listlist. Here, listlist is an inductive type whose indices contain list, the same inductive type.</text:p>
        <text:p text:style-name="P23">ChatGPT</text:p>
        <text:p text:style-name="P31">Lean is a theorem prover and functional programming language rooted in dependent type theory, specifically the calculus of inductive constructions (CIC), a variant of the calculus of constructions supporting inductive types. Lean's applications include formal mathematical proofs and modeling across various disciplines, including complex analysis, algebra, and topology.</text:p>
        <text:p text:style-name="P31">A significant advantage of Lean is its concise code resulting from a more permissive syntax compared to Coq. It also supports automation <text:soft-page-break/>techniques like type class inference and tactic programming, making proofs more convenient. Additionally, Lean is designed to have a low entry barrier while providing a coherent foundation for mathematics.</text:p>
        <text:p text:style-name="P31">Paradoxes can arise from impredicativity. For instance, Russell's paradox contemplates the set R, comprising all sets that do not contain themselves. This leads to a contradiction: R either contains itself or does not. Another paradox, the paradox of the least infinite ordinal, emerges from considering the least infinite ordinal lambda, defined as the set of all ordinals less than lambda, creating a circular definition.</text:p>
        <text:p text:style-name="P31">The calculus of inductive constructions (CIC) and its predicative variant offer trade-offs. CIC, being more expressive, allows impredicative definitions, hence facilitating the encoding of more mathematical concepts. However, the predicative version, by only allowing definitions to refer to "smaller" types, ensures avoidance of paradoxes at the expense of disallowing some inductive type definitions.</text:p>
        <text:p text:style-name="P31">An example of an inductive type in CIC could be the type of lists where the element type is a list:</text:p>
        <text:p text:style-name="P5">leanCopy code</text:p>
        <text:p text:style-name="P4"><text:span text:style-name="Source_20_Text"><text:span text:style-name="T4">Inductive list (A:Type) : Type := <text:s text:c="3"/></text:span></text:span></text:p>
        <text:p text:style-name="P4"><text:span text:style-name="Source_20_Text"><text:span text:style-name="T4">| nil : list A</text:span></text:span></text:p>
        <text:p text:style-name="P4"><text:span text:style-name="Source_20_Text"><text:span text:style-name="T4">| cons : A -&gt; list A -&gt; list A.</text:span></text:span></text:p>
        <text:p text:style-name="P6"/>
        <text:p text:style-name="P4"><text:span text:style-name="Source_20_Text"><text:span text:style-name="T4">Inductive listlist : Type :=</text:span></text:span></text:p>
        <text:p text:style-name="P4"><text:span text:style-name="Source_20_Text"><text:span text:style-name="T4">| nilnil : listlist</text:span></text:span></text:p>
        <text:p text:style-name="P3"><text:span text:style-name="Source_20_Text"><text:span text:style-name="T4">| consll : (l:list A) -&gt; listlist -&gt; listlist.</text:span></text:span></text:p>
        <text:p text:style-name="P8"><text:soft-page-break/><text:span text:style-name="T4">Here, </text:span><text:span text:style-name="Source_20_Text"><text:span text:style-name="T4">listlist</text:span></text:span><text:span text:style-name="T4"> is an inductive type whose indices contain </text:span><text:span text:style-name="Source_20_Text"><text:span text:style-name="T4">list</text:span></text:span><text:span text:style-name="T4">, the same inductive type. This kind of definition would be restricted in the predicative version of CIC.</text:span></text:p>
        <text:p text:style-name="P30">Here are some details on Lean's syntax compared to Coq's and other aspects of your questions: Lean's syntax differences from Coq: • Lean uses := for definitions while Coq uses :=. • Lean does not use Notation to declare syntactic sugar. It has a more permissive surface syntax. • Lean uses square brackets [ ] for dependent function arguments while Coq uses ( ). • Lean does not require ending definitions with . or Qed. Code blocks are terminated by exiting indentation. • Lean uses from [import] for importing modules while Coq uses Require Import. • Lean uses @[derive] attributes for deriving instances while Coq uses Scheme. Other paradoxes from impredicativity: • The paradox of the greatest integer function: defining a function that maps each natural number to the greatest integer not mapping to itself. Leads to a contradiction. • The Liar paradox: the sentence "this sentence is false" refers to itself, leading to a contradiction. Both true and false lead to paradox. • Berry's paradox: considering the least integer not definable in fewer than nineteen words. But the definition is only eighteen words, a contradiction. Lean's type class inference: • Lean uses type classes to represent concepts like groups, monoids, etc. That multiple types can instantiate. • Type classes are declared using class, and types instantiate them using instance. • Lean can automatically infer instances in many cases. For example, if a type has members implementing the required methods, Lean can instantiate the type class for that type automatically. • This means <text:soft-page-break/>users do not need to declare every instance explicitly, reducing boilerplate and improving usability. • Inference heuristics can be configured and extended using attribute [infer_instance] and [at_top_refer...] . </text:p>
        <text:p text:style-name="P23">ChatGPT</text:p>
        <text:p text:style-name="P31">Lean and Coq, while both being proof assistants based on dependent type theory, differ significantly in their syntax:</text:p>
        <text:list xml:id="list3445700857" text:style-name="L5">
          <text:list-item>
            <text:p text:style-name="P9"><text:span text:style-name="T4">While both Lean and Coq use </text:span><text:span text:style-name="Source_20_Text"><text:span text:style-name="T4">:=</text:span></text:span><text:span text:style-name="T4"> for definitions, the way they handle syntactic sugar is different. Lean does not employ the </text:span><text:span text:style-name="Source_20_Text"><text:span text:style-name="T4">Notation</text:span></text:span><text:span text:style-name="T4"> keyword like Coq does; instead, it offers a more liberal surface syntax.</text:span></text:p>
          </text:list-item>
          <text:list-item>
            <text:p text:style-name="P9"><text:span text:style-name="T4">Lean utilizes square brackets </text:span><text:span text:style-name="Source_20_Text"><text:span text:style-name="T4">[ ]</text:span></text:span><text:span text:style-name="T4"> for dependent function arguments, while Coq uses parentheses </text:span><text:span text:style-name="Source_20_Text"><text:span text:style-name="T4">( )</text:span></text:span><text:span text:style-name="T4">.</text:span></text:p>
          </text:list-item>
          <text:list-item>
            <text:p text:style-name="P9"><text:span text:style-name="T4">Lean does not mandate the termination of definitions with </text:span><text:span text:style-name="Source_20_Text"><text:span text:style-name="T4">.</text:span></text:span><text:span text:style-name="T4"> or </text:span><text:span text:style-name="Source_20_Text"><text:span text:style-name="T4">Qed</text:span></text:span><text:span text:style-name="T4">, unlike Coq. Instead, code blocks are ended simply by exiting indentation.</text:span></text:p>
          </text:list-item>
          <text:list-item>
            <text:p text:style-name="P9"><text:span text:style-name="T4">For importing modules, Lean uses the </text:span><text:span text:style-name="Source_20_Text"><text:span text:style-name="T4">from [import]</text:span></text:span><text:span text:style-name="T4"> syntax, while Coq uses </text:span><text:span text:style-name="Source_20_Text"><text:span text:style-name="T4">Require Import</text:span></text:span><text:span text:style-name="T4">.</text:span></text:p>
          </text:list-item>
          <text:list-item>
            <text:p text:style-name="P9"><text:span text:style-name="T4">When deriving instances, Lean uses </text:span><text:span text:style-name="Source_20_Text"><text:span text:style-name="T4">@[derive]</text:span></text:span><text:span text:style-name="T4"> attributes, as opposed to Coq's </text:span><text:span text:style-name="Source_20_Text"><text:span text:style-name="T4">Scheme</text:span></text:span><text:span text:style-name="T4">.</text:span></text:p>
          </text:list-item>
        </text:list>
        <text:p text:style-name="P31">Additional paradoxes may result from impredicativity:</text:p>
        <text:list xml:id="list2724662754" text:style-name="L6">
          <text:list-item>
            <text:p text:style-name="P32">The paradox of the greatest integer function arises when defining a function mapping each natural number to the largest integer not mapping to itself, leading to a contradiction.</text:p>
          </text:list-item>
          <text:list-item>
            <text:p text:style-name="P32"><text:soft-page-break/>The Liar paradox presents a contradiction through self-reference. It revolves around the sentence "this sentence is false", which, if true, must be false, and vice versa.</text:p>
          </text:list-item>
          <text:list-item>
            <text:p text:style-name="P32">Berry's paradox involves defining the least integer not describable in fewer than nineteen words. Yet, the definition itself is only eighteen words, creating a contradiction.</text:p>
          </text:list-item>
        </text:list>
        <text:p text:style-name="P31">Lean's type class inference system is also worth noting:</text:p>
        <text:list xml:id="list271725538" text:style-name="L7">
          <text:list-item>
            <text:p text:style-name="P33">Lean employs type classes to represent abstractions such as groups, monoids, and others that multiple types can instantiate.</text:p>
          </text:list-item>
          <text:list-item>
            <text:p text:style-name="P10"><text:span text:style-name="T4">The keywords </text:span><text:span text:style-name="Source_20_Text"><text:span text:style-name="T4">class</text:span></text:span><text:span text:style-name="T4"> and </text:span><text:span text:style-name="Source_20_Text"><text:span text:style-name="T4">instance</text:span></text:span><text:span text:style-name="T4"> are used to declare type classes and to allow types to instantiate them, respectively.</text:span></text:p>
          </text:list-item>
          <text:list-item>
            <text:p text:style-name="P33">Lean's capability to automatically infer instances in many situations can be very beneficial. If a type has members implementing the required methods, Lean can instantiate the type class for that type automatically.</text:p>
          </text:list-item>
          <text:list-item>
            <text:p text:style-name="P33">This functionality allows users to avoid having to explicitly declare every instance, reducing boilerplate code and improving usability.</text:p>
          </text:list-item>
          <text:list-item>
            <text:p text:style-name="P10"><text:span text:style-name="T4">Inference heuristics in Lean can be configured and extended using the </text:span><text:span text:style-name="Source_20_Text"><text:span text:style-name="T4">attribute [infer_instance]</text:span></text:span><text:span text:style-name="T4"> and </text:span><text:span text:style-name="Source_20_Text"><text:span text:style-name="T4">attribute [at_top_refer...]</text:span></text:span><text:span text:style-name="T4"> commands.</text:span></text:p>
          </text:list-item>
        </text:list>
        <text:p text:style-name="P30">Here are some key points about the general traits and basics of the calculus of constructions: • The CoC is a higher-order, typed lambda calculus created by Thierry Coquand. It allows: - Functions from terms to terms - Terms to types - Types to types - Types to terms <text:soft-page-break/>• It sits at the top of Barendregt's lambda cube due to its expressiveness. • The CoC is strongly normalizing, which means it is consistent. This means any term will eventually reduce to a value. • The CoC has been developed alongside the Coq proof assistant. Features added to CoC become available in Coq. • Variants of CoC are used in other proof assistants like Matita and Lean. • The CoC extends the Curry-Howard isomorphism beyond propositional logic to full intuitionistic predicate calculus. This allows: - Proofs of quantified statements (propositions) - Defining dependent types where the type depends on a term • CoC supports dependent functions where the domain and range can be dependent types. This corresponds to universal quantification in predicate logic. • CoC also supports inductive types, which correspond to existential quantification and proofs by induction in logic. So in summary, the calculus of constructions is a highly expressive, typed lambda calculus that allows representing logic, types, and terms in a mutually recursive fashion. This close connection between types and propositions enables formalizing mathematics within CoC. Here is a summary of the main aspects of terms, judgments and inference rules in the calculus of constructions: Terms: • A term in CoC can be a variable, an abstraction, an application or a universal quantification. • There are 5 kinds of objects in CoC: - Proofs (terms with proposition type) - Propositions (small types) - Predicates (functions returning propositions) - Large types (type of predicates, like Prop) - T (the type of large types) Judgments: • The basic typing judgment has the form: x_1:A_1, x_2:A_2, ... \vdash t:B Read as "If variables x_1,x_2,... have types A_1,A_2,... then term t has type B". • We use Γ to represent a series of type <text:soft-page-break/>assignments for variables. Inference rules: • There are inference rules for variables, abstraction, application and universal quantification. • An inference rule has the form: {\frac {\Gamma \vdash A:B }{\Gamma'\vdash C:D}} Read as "If Γ ⊢ A:B is valid, then Γ' ⊢ C:D is also valid". • The rules deduce new judgments from previous judgments. So in summary, the terms in CoC represent functions, applications and quantifications. Judgments express the types of terms, and inference rules deduce new valid judgments from previous ones. This allows proving that terms have certain types in a structured way. The key idea is that proofs (terms with proposition type) correspond to logical proofs, and types correspond to propositions. This enables representing mathematics within CoC. This is a good summary of the basic inference rules, definitions of logical operators, and data types in the calculus of constructions: 1. The first rule simply states that propositions have type Prop. 2. The second rule is the variable rule - if a variable x has type A in context Γ, then x has type A. 3. The universal quantification rule - if A has type K and B has type L under the assumption x has type A, then ∀x:A.B has type L. 4. The abstraction rule - if N has type B under the assumption x has type A, then λx:A.N has type ∀x:A.B. 5. The application rule - if M has type ∀x:A.B and N has type A, then MN has type B with x replaced by N. 6. The beta equality rule - if M has type A and A equals B by β-reduction, and B has type K, then M also has type B. Logical operators are defined using universal quantification, e.g. implication is defined as ∀x:A.B, conjunction as ∀C:Prop.(A → B → C) → C, etc. Data types like Booleans, Naturals, Products and Sums are defined in terms of operators like implication (→) and disjunction (∨).</text:p>
        <text:p text:style-name="P23"><text:soft-page-break/>ChatGPT</text:p>
        <text:p text:style-name="P31">You've provided a very comprehensive summary of the key aspects of the calculus of constructions (CoC). I'll reiterate the main points below:</text:p>
        <text:p text:style-name="P31">General traits and basics of the CoC:</text:p>
        <text:list xml:id="list105003497" text:style-name="L8">
          <text:list-item>
            <text:p text:style-name="P34">The CoC is a type of lambda calculus that enables the construction of functions from terms to terms, terms to types, types to types, and types to terms.</text:p>
          </text:list-item>
          <text:list-item>
            <text:p text:style-name="P34">The CoC's strength and expressiveness place it at the top of Barendregt's lambda cube.</text:p>
          </text:list-item>
          <text:list-item>
            <text:p text:style-name="P34">The CoC is strongly normalizing, implying it's consistent. In other words, any term in the CoC will reduce to a value eventually.</text:p>
          </text:list-item>
          <text:list-item>
            <text:p text:style-name="P34">The CoC and Coq proof assistant have been developed concurrently, meaning enhancements in the CoC are also incorporated into Coq.</text:p>
          </text:list-item>
          <text:list-item>
            <text:p text:style-name="P34">Variants of the CoC are utilized in other proof assistants such as Matita and Lean.</text:p>
          </text:list-item>
          <text:list-item>
            <text:p text:style-name="P34">The CoC extends the Curry-Howard isomorphism to full intuitionistic predicate calculus, allowing for proofs of quantified statements and the defining of dependent types.</text:p>
          </text:list-item>
          <text:list-item>
            <text:p text:style-name="P34">The CoC supports dependent functions with dependent types in their domain and range, representing universal quantification in predicate logic.</text:p>
          </text:list-item>
          <text:list-item>
            <text:p text:style-name="P34"><text:soft-page-break/>Additionally, CoC supports inductive types, representing existential quantification and induction proofs in logic.</text:p>
          </text:list-item>
        </text:list>
        <text:p text:style-name="P31">Terms, judgments, and inference rules in the CoC:</text:p>
        <text:list xml:id="list640420597" text:style-name="L9">
          <text:list-item>
            <text:p text:style-name="P35">A term in CoC can be a variable, an abstraction, an application, or a universal quantification.</text:p>
          </text:list-item>
          <text:list-item>
            <text:p text:style-name="P35">The CoC distinguishes five kinds of objects: proofs, propositions, predicates, large types, and T (the type of large types).</text:p>
          </text:list-item>
          <text:list-item>
            <text:p text:style-name="P35">The basic typing judgment in CoC is of the form: x_1:A_1, x_2:A_2, ... ⊢ t:B, interpreted as "If variables x_1, x_2, ... have types A_1, A_2, ..., then term t has type B".</text:p>
          </text:list-item>
          <text:list-item>
            <text:p text:style-name="P35">Inference rules deduce new judgments based on previous judgments, in a structured way, providing a means for proving that terms have certain types.</text:p>
          </text:list-item>
        </text:list>
        <text:p text:style-name="P31">Inference rules, logical operator definitions, and data types in the CoC:</text:p>
        <text:list xml:id="list3877555594" text:style-name="L10">
          <text:list-item>
            <text:p text:style-name="P36">The inference rules are organized around variable handling, abstraction, application, and universal quantification.</text:p>
          </text:list-item>
          <text:list-item>
            <text:p text:style-name="P36">Logical operators are defined using universal quantification. For instance, implication is defined as ∀x:A.B, and conjunction as ∀C:Prop.(A → B → C) → C, etc.</text:p>
          </text:list-item>
          <text:list-item>
            <text:p text:style-name="P36">Data types like Booleans, Naturals, Products, and Sums are defined in terms of operators like implication (→) and disjunction (∨).</text:p>
          </text:list-item>
        </text:list>
        <text:p text:style-name="P31"><text:soft-page-break/>In conclusion, the calculus of constructions is a highly expressive, typed lambda calculus that allows representing logic, types, and terms in a mutually recursive manner. Its strength lies in the direct correspondence between types and propositions, which facilitates the formalization of mathematics within the CoC.</text:p>
        <text:p text:style-name="P30">Explain that using lean instead of coq</text:p>
        <text:p text:style-name="P23">ChatGPT</text:p>
        <text:p text:style-name="P31">Sure, let's talk about using Lean (which is also a theorem prover and functional programming language based on dependent type theory) instead of Coq.</text:p>
        <text:list xml:id="list222039795" text:style-name="L11">
          <text:list-item>
            <text:p text:style-name="P37">Similarities:</text:p>
          </text:list-item>
        </text:list>
        <text:list xml:id="list1034617097" text:style-name="L12">
          <text:list-item>
            <text:p text:style-name="P38">Both Lean and Coq are based on the calculus of inductive constructions (CIC), a variant of the calculus of constructions (CoC) that supports inductive types.</text:p>
          </text:list-item>
          <text:list-item>
            <text:p text:style-name="P38">Both Lean and Coq can be used for formal mathematical proofs and modeling. They are used to verify results in complex mathematical domains, such as analysis, algebra, and topology.</text:p>
          </text:list-item>
          <text:list-item>
            <text:p text:style-name="P38">Both Lean and Coq support automation techniques. They offer capabilities such as type class inference and tactic programming to make proofs more convenient.</text:p>
          </text:list-item>
        </text:list>
        <text:list xml:id="list805057645" text:style-name="L13">
          <text:list-item>
            <text:p text:style-name="P39">Differences:</text:p>
          </text:list-item>
        </text:list>
        <text:list xml:id="list2316842350" text:style-name="L14">
          <text:list-item>
            <text:p text:style-name="P40">Lean code tends to be more concise than Coq due to differences in syntax. For instance, Lean does not require ending definitions with '.' or 'Qed.' Lean's code blocks are terminated <text:soft-page-break/>by exiting indentation, which some programmers find more intuitive and less cumbersome.</text:p>
          </text:list-item>
          <text:list-item>
            <text:p text:style-name="P40">Lean's syntax is often considered more permissive and flexible than Coq's. For example, Lean uses square brackets '[ ]' for dependent function arguments, while Coq uses parentheses '( )'.</text:p>
          </text:list-item>
          <text:list-item>
            <text:p text:style-name="P40">Lean has a goal to make it easier for newcomers to get started. While Coq is widely adopted and has a robust user community, Lean places an emphasis on a low barrier to entry.</text:p>
          </text:list-item>
          <text:list-item>
            <text:p text:style-name="P40">While both systems have strong communities, Lean is relatively newer and its user base and ecosystem are growing rapidly.</text:p>
          </text:list-item>
        </text:list>
        <text:p text:style-name="P31">In summary, while Coq has a long history and a robust user community, Lean aims to offer a more modern and user-friendly environment for formalizing mathematics and developing formally verified software. Depending on the specific needs and preferences of the user, either Coq or Lean could be the better choice.</text:p>
        <text:p text:style-name="P30">Explain the calculus of constructions using lean examples.</text:p>
        <text:p text:style-name="P23">ChatGPT</text:p>
        <text:p text:style-name="P31">Sure! Here are some examples of the Calculus of Constructions (CoC) concepts using Lean.</text:p>
        <text:list xml:id="list1387509070" text:style-name="L15">
          <text:list-item>
            <text:p text:style-name="P11"><text:span text:style-name="T4">Functions (Terms to Terms): Functions in Lean are typically defined using </text:span><text:span text:style-name="Source_20_Text"><text:span text:style-name="T4">def</text:span></text:span><text:span text:style-name="T4"> or </text:span><text:span text:style-name="Source_20_Text"><text:span text:style-name="T4">λ</text:span></text:span><text:span text:style-name="T4"> (lambda). Here's a function </text:span><text:span text:style-name="Source_20_Text"><text:span text:style-name="T4">add</text:span></text:span><text:span text:style-name="T4"> that adds two natural numbers:</text:span></text:p>
          </text:list-item>
        </text:list>
        <text:p text:style-name="P5">leanCopy code</text:p>
        <text:p text:style-name="P4"><text:span text:style-name="Source_20_Text"><text:span text:style-name="T4">def add : nat → nat → nat</text:span></text:span></text:p>
        <text:p text:style-name="P4"><text:span text:style-name="Source_20_Text"><text:span text:style-name="T4">| n 0 <text:s text:c="4"/>:= n</text:span></text:span></text:p>
        <text:p text:style-name="P3"><text:soft-page-break/><text:span text:style-name="Source_20_Text"><text:span text:style-name="T4">| n (m+1) := add (n+1) m</text:span></text:span></text:p>
        <text:list xml:id="list1173294278" text:style-name="L16">
          <text:list-item>
            <text:p text:style-name="P12"><text:span text:style-name="T4">Terms to Types (Dependent Types): This is represented in Lean as Pi types (</text:span><text:span text:style-name="Source_20_Text"><text:span text:style-name="T4">Π</text:span></text:span><text:span text:style-name="T4">). Here's an example of a dependent type that pairs a natural number with a boolean that tells whether the number is zero:</text:span></text:p>
          </text:list-item>
        </text:list>
        <text:p text:style-name="P5">leanCopy code</text:p>
        <text:p text:style-name="P4"><text:span text:style-name="Source_20_Text"><text:span text:style-name="T4">def is_zero : Π (n : nat), bool</text:span></text:span></text:p>
        <text:p text:style-name="P4"><text:span text:style-name="Source_20_Text"><text:span text:style-name="T4">| 0 <text:s text:c="4"/>:= true</text:span></text:span></text:p>
        <text:p text:style-name="P3"><text:span text:style-name="Source_20_Text"><text:span text:style-name="T4">| (n+1) := false</text:span></text:span></text:p>
        <text:list xml:id="list1173760043" text:style-name="L17">
          <text:list-item>
            <text:p text:style-name="P13"><text:span text:style-name="T4">Types to Types: Lean's </text:span><text:span text:style-name="Source_20_Text"><text:span text:style-name="T4">Type</text:span></text:span><text:span text:style-name="T4"> keyword is a sort, which is a type of other types. The keyword </text:span><text:span text:style-name="Source_20_Text"><text:span text:style-name="T4">Type u</text:span></text:span><text:span text:style-name="T4"> creates a universe of types, and </text:span><text:span text:style-name="Source_20_Text"><text:span text:style-name="T4">Type (u+1)</text:span></text:span><text:span text:style-name="T4"> creates a universe containing </text:span><text:span text:style-name="Source_20_Text"><text:span text:style-name="T4">Type u</text:span></text:span><text:span text:style-name="T4">. Here's how to define a type of pairs of natural numbers:</text:span></text:p>
          </text:list-item>
        </text:list>
        <text:p text:style-name="P5">leanCopy code</text:p>
        <text:p text:style-name="P3"><text:span text:style-name="Source_20_Text"><text:span text:style-name="T4">def natpair : Type := nat × nat</text:span></text:span></text:p>
        <text:list xml:id="list4010094714" text:style-name="L18">
          <text:list-item>
            <text:p text:style-name="P41">Types to Terms: This is an interesting feature in Lean (and CoC in general), where types can compute. An example is the identity type, which uses this to prove properties about equalities.</text:p>
          </text:list-item>
        </text:list>
        <text:p text:style-name="P5">leanCopy code</text:p>
        <text:p text:style-name="P4"><text:span text:style-name="Source_20_Text"><text:span text:style-name="T4">inductive eq {A : Type} (a : A) : A → Type</text:span></text:span></text:p>
        <text:p text:style-name="P3"><text:span text:style-name="Source_20_Text"><text:span text:style-name="T4">| refl : eq a</text:span></text:span></text:p>
        <text:p text:style-name="P8"><text:span text:style-name="T4">In this definition, the type </text:span><text:span text:style-name="Source_20_Text"><text:span text:style-name="T4">eq a b</text:span></text:span><text:span text:style-name="T4"> is a proof that </text:span><text:span text:style-name="Source_20_Text"><text:span text:style-name="T4">a</text:span></text:span><text:span text:style-name="T4"> and </text:span><text:span text:style-name="Source_20_Text"><text:span text:style-name="T4">b</text:span></text:span><text:span text:style-name="T4"> are equal. The only constructor </text:span><text:span text:style-name="Source_20_Text"><text:span text:style-name="T4">refl</text:span></text:span><text:span text:style-name="T4"> creates a proof that </text:span><text:span text:style-name="Source_20_Text"><text:span text:style-name="T4">a</text:span></text:span><text:span text:style-name="T4"> equals itself.</text:span></text:p>
        <text:list xml:id="list3491400442" text:style-name="L19">
          <text:list-item>
            <text:p text:style-name="P14"><text:span text:style-name="T4">Judgments and Inference rules: Lean’s type-checking system uses CoC's inference rules under the hood to determine if terms are of a certain type. When you enter a term, Lean checks it against the rules of the calculus of constructions </text:span><text:soft-page-break/><text:span text:style-name="T4">and infers its type. For instance, the </text:span><text:span text:style-name="Source_20_Text"><text:span text:style-name="T4">add</text:span></text:span><text:span text:style-name="T4"> function defined above can be checked by Lean and it will infer its type as </text:span><text:span text:style-name="Source_20_Text"><text:span text:style-name="T4">nat → nat → nat</text:span></text:span><text:span text:style-name="T4">.</text:span></text:p>
          </text:list-item>
        </text:list>
        <text:p text:style-name="P31">The general structure of inference rules and judgments is implicit in how Lean does type checking. However, the exact details of this are abstracted away from the user. Lean's syntax and user interface are designed to make it easy to use these powerful concepts without needing to understand all the underlying details.</text:p>
        <text:p text:style-name="P30">Can you explain how the Curry-Howard isomorphism works in Lean? What are some limitations of the calculus of constructions in Lean? Can you give an example of how to use dependent types in a more complex proof in Lean?</text:p>
        <text:p text:style-name="P23">ChatGPT</text:p>
        <text:p text:style-name="P31">Sure, I can explain these topics.</text:p>
        <text:list xml:id="list373545245" text:style-name="L20">
          <text:list-item>
            <text:p text:style-name="P15"><text:span text:style-name="Strong_20_Emphasis"><text:span text:style-name="T4">Curry-Howard Isomorphism in Lean</text:span></text:span><text:span text:style-name="T4">: The Curry-Howard Isomorphism is the idea that proofs are programs, and propositions are types. It is named after the logicians Haskell Curry and William A. Howard. It is also known as the proofs-as-programs interpretation.</text:span></text:p>
          </text:list-item>
        </text:list>
        <text:p text:style-name="P31">In Lean, this isomorphism is represented by treating propositions as types, and proofs of propositions as elements of these types. For example, consider the following proposition and its proof:</text:p>
        <text:p text:style-name="P5">leanCopy code</text:p>
        <text:p text:style-name="P4"><text:span text:style-name="Source_20_Text"><text:span text:style-name="T4">variable P : Prop -- This is the proposition.</text:span></text:span></text:p>
        <text:p text:style-name="P4"><text:span text:style-name="Source_20_Text"><text:span text:style-name="T4">variable p : P <text:s text:c="3"/>-- This is a proof of P.</text:span></text:span></text:p>
        <text:p text:style-name="P6"/>
        <text:p text:style-name="P4"><text:span text:style-name="Source_20_Text"><text:span text:style-name="T4">-- Here is a proof of "P implies P".</text:span></text:span></text:p>
        <text:p text:style-name="P4"><text:span text:style-name="Source_20_Text"><text:span text:style-name="T4">theorem t1 : P → P :=</text:span></text:span></text:p>
        <text:p text:style-name="P4"><text:span text:style-name="Source_20_Text"><text:span text:style-name="T4">begin</text:span></text:span></text:p>
        <text:p text:style-name="P4"><text:soft-page-break/><text:span text:style-name="Source_20_Text"><text:span text:style-name="T4"><text:s text:c="4"/>assume h : P,</text:span></text:span></text:p>
        <text:p text:style-name="P4"><text:span text:style-name="Source_20_Text"><text:span text:style-name="T4"><text:s text:c="4"/>exact h,</text:span></text:span></text:p>
        <text:p text:style-name="P3"><text:span text:style-name="Source_20_Text"><text:span text:style-name="T4">end</text:span></text:span></text:p>
        <text:p text:style-name="P8"><text:span text:style-name="T4">In this example, </text:span><text:span text:style-name="Source_20_Text"><text:span text:style-name="T4">P</text:span></text:span><text:span text:style-name="T4"> is a proposition, and the type of </text:span><text:span text:style-name="Source_20_Text"><text:span text:style-name="T4">t1</text:span></text:span><text:span text:style-name="T4"> is </text:span><text:span text:style-name="Source_20_Text"><text:span text:style-name="T4">P → P</text:span></text:span><text:span text:style-name="T4">, which is a function type. This shows that the proof is a function. According to the Curry-Howard isomorphism, "if P then P" corresponds to a function from </text:span><text:span text:style-name="Source_20_Text"><text:span text:style-name="T4">P</text:span></text:span><text:span text:style-name="T4"> to </text:span><text:span text:style-name="Source_20_Text"><text:span text:style-name="T4">P</text:span></text:span><text:span text:style-name="T4">.</text:span></text:p>
        <text:list xml:id="list2012193219" text:style-name="L21">
          <text:list-item>
            <text:p text:style-name="P16"><text:span text:style-name="Strong_20_Emphasis"><text:span text:style-name="T4">Limitations of the Calculus of Constructions in Lean</text:span></text:span><text:span text:style-name="T4">: Although the Calculus of Constructions (CoC) is a powerful type theory, there are some limitations in Lean due to its focus on usability and readability. For instance:</text:span></text:p>
          </text:list-item>
        </text:list>
        <text:list xml:id="list954477789" text:style-name="L22">
          <text:list-item>
            <text:p text:style-name="P42">Lean supports an extension of the CoC called the Calculus of Inductive Constructions, which includes features like inductive types. However, it doesn't support all types of recursive definitions.</text:p>
          </text:list-item>
          <text:list-item>
            <text:p text:style-name="P42">Lean uses a variant of CoC with predicative universes, which limits the power of certain types of impredicative definitions.</text:p>
          </text:list-item>
          <text:list-item>
            <text:p text:style-name="P43">Lean is designed to be a practical tool for theorem proving, so it sometimes prioritizes usability or performance over theoretical elegance. For example, it has heuristics for type class resolution that are not part of the original CoC.</text:p>
          </text:list-item>
        </text:list>
        <text:list xml:id="list4024318627" text:style-name="L23">
          <text:list-item>
            <text:p text:style-name="P17"><text:span text:style-name="Strong_20_Emphasis"><text:span text:style-name="T4">Dependent Types in a Complex Proof in Lean</text:span></text:span><text:span text:style-name="T4">: Dependent types are used in Lean to express propositions that depend on specific values. Here's an example:</text:span></text:p>
          </text:list-item>
        </text:list>
        <text:p text:style-name="P5">leanCopy code</text:p>
        <text:p text:style-name="P4"><text:span text:style-name="Source_20_Text"><text:span text:style-name="T4">-- Define a predicate that says a natural number is even.</text:span></text:span></text:p>
        <text:p text:style-name="P4"><text:span text:style-name="Source_20_Text"><text:span text:style-name="T4">def is_even (n : nat) : Prop := ∃ m, n = 2*m</text:span></text:span></text:p>
        <text:p text:style-name="P6"/>
        <text:p text:style-name="P4"><text:span text:style-name="Source_20_Text"><text:span text:style-name="T4">-- Prove that the sum of two even numbers is even.</text:span></text:span></text:p>
        <text:p text:style-name="P4"><text:span text:style-name="Source_20_Text"><text:span text:style-name="T4">theorem add_even_is_even (n m : nat) (hn : is_even n) (hm : is_even m) : is_even (n + m) :=</text:span></text:span></text:p>
        <text:p text:style-name="P4"><text:soft-page-break/><text:span text:style-name="Source_20_Text"><text:span text:style-name="T4">begin</text:span></text:span></text:p>
        <text:p text:style-name="P4"><text:span text:style-name="Source_20_Text"><text:span text:style-name="T4"><text:s text:c="4"/>-- The proof of `is_even n` is a pair of a natural number and a proof that n = 2*that number.</text:span></text:span></text:p>
        <text:p text:style-name="P4"><text:span text:style-name="Source_20_Text"><text:span text:style-name="T4"><text:s text:c="4"/>cases hn with a ha,</text:span></text:span></text:p>
        <text:p text:style-name="P4"><text:span text:style-name="Source_20_Text"><text:span text:style-name="T4"><text:s text:c="4"/>cases hm with b hb,</text:span></text:span></text:p>
        <text:p text:style-name="P6"/>
        <text:p text:style-name="P4"><text:span text:style-name="Source_20_Text"><text:span text:style-name="T4"><text:s text:c="4"/>-- Substituting these proofs into our goal reduces it to proving that 2*a + 2*b = 2*(a + b).</text:span></text:span></text:p>
        <text:p text:style-name="P4"><text:span text:style-name="Source_20_Text"><text:span text:style-name="T4"><text:s text:c="4"/>rw [ha, hb, two_mul, two_mul, add_mul],</text:span></text:span></text:p>
        <text:p text:style-name="P4"><text:span text:style-name="Source_20_Text"><text:span text:style-name="T4"><text:s text:c="4"/></text:span></text:span></text:p>
        <text:p text:style-name="P4"><text:span text:style-name="Source_20_Text"><text:span text:style-name="T4"><text:s text:c="4"/>-- This is true by definition of addition and multiplication, so Lean's `refl` tactic finishes the proof.</text:span></text:span></text:p>
        <text:p text:style-name="P4"><text:span text:style-name="Source_20_Text"><text:span text:style-name="T4"><text:s text:c="4"/>refl,</text:span></text:span></text:p>
        <text:p text:style-name="P3"><text:span text:style-name="Source_20_Text"><text:span text:style-name="T4">end</text:span></text:span></text:p>
        <text:p text:style-name="P8"><text:span text:style-name="T4">In this example, </text:span><text:span text:style-name="Source_20_Text"><text:span text:style-name="T4">is_even n</text:span></text:span><text:span text:style-name="T4"> is a dependent type because it is a proposition that depends on the value of </text:span><text:span text:style-name="Source_20_Text"><text:span text:style-name="T4">n</text:span></text:span><text:span text:style-name="T4">. The proof involves constructing and deconstructing proofs of this dependent type.</text:span></text:p>
        <text:p text:style-name="P30">Here are some answers regarding Curry-Howard in Lean and dependent types in complex Lean proofs: How Curry-Howard works in Lean: • The Curry-Howard isomorphism associates propositions with types and proofs with terms. • In Lean, which is based on the calculus of inductive constructions, this means: - Mathematical statements correspond to types. - Logical proofs correspond to programs (terms) that inhabit those types. • By defining a theorem as a type in Lean, a proof of that theorem becomes a program (term) of that type. • For example, the proposition P ∨ Q corresponds to the type P + Q in Lean, and a proof of P ∨ Q corresponds to a term of that type, either inl () or inr (). • This allows proving theorems in Lean by synthesizing terms that inhabit the theorem's corresponding type. Limitations of CoC in Lean: • The predicative variant of CoC used in Lean is less expressive than the impredicative version, and cannot represent all of mathematics. • Proof irrelevance in CoC means equal proofs correspond to equal terms, which is not always desirable. Lean avoids this with proof modes. • The computational interpretation of proofs can be inconvenient at <text:soft-page-break/>times in Lean. Dependent type example in Lean: • We can prove an implication using dependent types: ∀ (n m : N), n ≤ m → n + 1 ≤ m + 1 variables {n m : N} hypothesis h : n ≤ m theorem add_one_le : n + 1 ≤ m + 1 := begin cases le_trichotomy n m with hn hm hle, { exact le_of_eq (add_one_inj hn) }, { exact hm }, { apply le_trans, { exact add_le_add hle one_le_one }, { exact one_le_add hm one } } end • We quantify over n, m : N and use h : n ≤ m as an assumption. • We prove the theorem by cases on le_trichotomy, using h to simplify each case. • We apply lemmas like add_le_add and one_le_one from the mathlib library. </text:p>
        <text:p text:style-name="P23">ChatGPT</text:p>
        <text:p text:style-name="P31">The Curry-Howard isomorphism in Lean:</text:p>
        <text:p text:style-name="P31">The Curry-Howard isomorphism, also known as the "proofs-as-programs" and "propositions-as-types" interpretation, forms a foundational cornerstone in the Lean theorem prover.</text:p>
        <text:p text:style-name="P8"><text:span text:style-name="T4">In Lean, a proposition is a type, and a proof of a proposition is a term of that type. Thus, proving a proposition in Lean is equivalent to constructing a term of the corresponding type. For example, in Lean, the proposition </text:span><text:span text:style-name="Source_20_Text"><text:span text:style-name="T4">P → Q</text:span></text:span><text:span text:style-name="T4"> corresponds to a function type </text:span><text:span text:style-name="Source_20_Text"><text:span text:style-name="T4">(P : Prop) → (Q : Prop)</text:span></text:span><text:span text:style-name="T4">. A proof of </text:span><text:span text:style-name="Source_20_Text"><text:span text:style-name="T4">P → Q</text:span></text:span><text:span text:style-name="T4"> is then a function that takes as input a proof of </text:span><text:span text:style-name="Source_20_Text"><text:span text:style-name="T4">P</text:span></text:span><text:span text:style-name="T4"> and produces a proof of </text:span><text:span text:style-name="Source_20_Text"><text:span text:style-name="T4">Q</text:span></text:span><text:span text:style-name="T4">.</text:span></text:p>
        <text:p text:style-name="P31">Here is an example in Lean that demonstrates the Curry-Howard isomorphism:</text:p>
        <text:p text:style-name="P5">leanCopy code</text:p>
        <text:p text:style-name="P4"><text:span text:style-name="Source_20_Text"><text:span text:style-name="T4">-- Declare two propositions, P and Q</text:span></text:span></text:p>
        <text:p text:style-name="P4"><text:span text:style-name="Source_20_Text"><text:span text:style-name="T4">variables (P Q : Prop)</text:span></text:span></text:p>
        <text:p text:style-name="P6"/>
        <text:p text:style-name="P4"><text:span text:style-name="Source_20_Text"><text:span text:style-name="T4">-- Construct a function that takes proofs of P and Q and produces a proof of P ∧ Q</text:span></text:span></text:p>
        <text:p text:style-name="P4"><text:span text:style-name="Source_20_Text"><text:span text:style-name="T4">def example_proof : P → Q → P ∧ Q :=</text:span></text:span></text:p>
        <text:p text:style-name="P4"><text:soft-page-break/><text:span text:style-name="Source_20_Text"><text:span text:style-name="T4">begin</text:span></text:span></text:p>
        <text:p text:style-name="P4"><text:span text:style-name="Source_20_Text"><text:span text:style-name="T4"><text:s text:c="2"/>intros p q,</text:span></text:span></text:p>
        <text:p text:style-name="P4"><text:span text:style-name="Source_20_Text"><text:span text:style-name="T4"><text:s text:c="2"/>exact ⟨p, q⟩,</text:span></text:span></text:p>
        <text:p text:style-name="P3"><text:span text:style-name="Source_20_Text"><text:span text:style-name="T4">end</text:span></text:span></text:p>
        <text:p text:style-name="P31">Limitations of the Calculus of Constructions in Lean:</text:p>
        <text:p text:style-name="P31">While the calculus of constructions (CoC) provides a powerful foundation for Lean, there are some limitations:</text:p>
        <text:list xml:id="list835712485" text:style-name="L24">
          <text:list-item>
            <text:p text:style-name="P18"><text:span text:style-name="T4">CoC is based on constructive logic, which means that excluded middle (the law stating that </text:span><text:span text:style-name="Source_20_Text"><text:span text:style-name="T4">P ∨ ¬P</text:span></text:span><text:span text:style-name="T4"> for any proposition </text:span><text:span text:style-name="Source_20_Text"><text:span text:style-name="T4">P</text:span></text:span><text:span text:style-name="T4">) and the axiom of choice are not assumed by default, though they can be added as assumptions.</text:span></text:p>
          </text:list-item>
          <text:list-item>
            <text:p text:style-name="P44">CoC has predicative type hierarchy, which means that some impredicative definitions, such as the type of all sets, cannot be directly expressed.</text:p>
          </text:list-item>
          <text:list-item>
            <text:p text:style-name="P44">Some advanced mathematical concepts require additional concepts beyond the basics provided by CoC, such as inductive types (which are supported in Lean) or higher inductive types (which are not currently supported in Lean).</text:p>
          </text:list-item>
        </text:list>
        <text:p text:style-name="P31">Dependent types in complex proofs in Lean:</text:p>
        <text:p text:style-name="P31">Here is an example of a more complex proof in Lean that involves dependent types, proving that the product of two even numbers is even:</text:p>
        <text:p text:style-name="P5">leanCopy code</text:p>
        <text:p text:style-name="P4"><text:span text:style-name="Source_20_Text"><text:span text:style-name="T4">-- Declare the definition of an even number</text:span></text:span></text:p>
        <text:p text:style-name="P4"><text:span text:style-name="Source_20_Text"><text:span text:style-name="T4">def is_even (n : ℕ) : Prop := ∃ m, n = 2 * m</text:span></text:span></text:p>
        <text:p text:style-name="P6"/>
        <text:p text:style-name="P4"><text:span text:style-name="Source_20_Text"><text:span text:style-name="T4">-- Define the theorem</text:span></text:span></text:p>
        <text:p text:style-name="P4"><text:span text:style-name="Source_20_Text"><text:span text:style-name="T4">theorem product_of_evens_is_even (a b : ℕ) (h₁ : is_even a) (h₂ : is_even b) : is_even (a * b) :=</text:span></text:span></text:p>
        <text:p text:style-name="P4"><text:span text:style-name="Source_20_Text"><text:span text:style-name="T4">begin</text:span></text:span></text:p>
        <text:p text:style-name="P4"><text:span text:style-name="Source_20_Text"><text:span text:style-name="T4"><text:s text:c="2"/>-- Get the witness of the evenness of a and b</text:span></text:span></text:p>
        <text:p text:style-name="P4"><text:span text:style-name="Source_20_Text"><text:span text:style-name="T4"><text:s text:c="2"/>cases h₁ with k hk,</text:span></text:span></text:p>
        <text:p text:style-name="P4"><text:soft-page-break/><text:span text:style-name="Source_20_Text"><text:span text:style-name="T4"><text:s text:c="2"/>cases h₂ with l hl,</text:span></text:span></text:p>
        <text:p text:style-name="P6"/>
        <text:p text:style-name="P4"><text:span text:style-name="Source_20_Text"><text:span text:style-name="T4"><text:s text:c="2"/>-- Substitute the evenness condition into the goal</text:span></text:span></text:p>
        <text:p text:style-name="P4"><text:span text:style-name="Source_20_Text"><text:span text:style-name="T4"><text:s text:c="2"/>rw [hk, hl],</text:span></text:span></text:p>
        <text:p text:style-name="P6"/>
        <text:p text:style-name="P4"><text:span text:style-name="Source_20_Text"><text:span text:style-name="T4"><text:s text:c="2"/>-- Prove that a*b is even by demonstrating a witness</text:span></text:span></text:p>
        <text:p text:style-name="P4"><text:span text:style-name="Source_20_Text"><text:span text:style-name="T4"><text:s text:c="2"/>use 2*k*l,</text:span></text:span></text:p>
        <text:p text:style-name="P4"><text:span text:style-name="Source_20_Text"><text:span text:style-name="T4"><text:s text:c="2"/>ring,</text:span></text:span></text:p>
        <text:p text:style-name="P3"><text:span text:style-name="Source_20_Text"><text:span text:style-name="T4">end</text:span></text:span></text:p>
        <text:p text:style-name="P8"><text:span text:style-name="T4">In this example, </text:span><text:span text:style-name="Source_20_Text"><text:span text:style-name="T4">is_even</text:span></text:span><text:span text:style-name="T4"> is a dependent type as its definition depends on the value of </text:span><text:span text:style-name="Source_20_Text"><text:span text:style-name="T4">n</text:span></text:span><text:span text:style-name="T4">. The proof involves manipulating and constructing terms of this dependent type.</text:span></text:p>
        <text:p text:style-name="P30">Here are some answers regarding the calculus of constructions in Lean and dependent types: How Lean uses the calculus of constructions: • Lean is based on a variant of the calculus of constructions called the calculus of inductive constructions (CIC). • CIC extends the basic CoC with support for inductive types, which enables defining more mathematical structures. • Like Coq, Lean uses the correspondence between types and propositions in CIC to support formalizing mathematics and proving theorems. • Lean's syntax is more permissive than Coq's, making CIC concepts more accessible. But the underlying theory is similar. • Lean still relies on the key ideas of CoC, like dependent functions and the Curry-Howard isomorphism. Dependent types in CoC and Lean: • Dependent types allow the type to depend on values. This corresponds to quantification in logic. • In CoC, dependent functions are written as λ(x:A).B where B can refer to x, making B depend on A. • In Lean, dependent functions are written as |x:A| =&gt; B where B can refer to x. • Inductive types can also be dependent, where the indices of the constructors can depend on prior arguments. Example Lean proof: • We can prove a basic proposition like ∀n:N. n + 0 = n in Lean: variables (n: N) <text:soft-page-break/>theorem add_zero : n + 0 = n := begin induction n, { refl }, { intros, simp [nat.add_succ, nat.succ_eq_add_one], refl } end • We use dependent function |n:N| to quantify over naturals, define the theorem, then "induction n" to prove by structural induction. • We use refl to show equality at base case and simplify [simp] at inductive case. So in summary, Lean uses a variant of the calculus of constructions which supports inductive types and dependent types. This enables representing mathematical structures and proving theorems within Lean by mapping types to propositions and terms to proofs. Here are answers regarding proof irrelevance, limitations of CoC, and a more complex dependent type proof in Lean: Proof irrelevance in Lean: • In the pure calculus of constructions, proof irrelevance means that equal proofs correspond to equal terms. This is known as proof identity. • However, in practice we often want different proofs to be considered distinct, even if they prove the same proposition. • Lean avoids proof irrelevance using proof modes. Proofs are constructed in a "proof mode" and then checked against the proposition. • This means that different proofs of a proposition are considered distinct terms, avoiding proof identity. Other limitations of CoC: • The predicative variant used in Lean is less expressive than the full impredicative CoC. This limits what can be formalized. • CoC lacks support for homotopy type theory, which can be useful for formalizing higher-dimensional concepts. • Proofs in CoC tend to be procedural and computational, while some mathematicians prefer a more declarative style. Complex dependent type proof in Lean: • We can prove a statement about Peano addition recursively defined on a nested dependent pair: variables (p : N × (N → N)) theorem add_cong : (∏ (i j : N), p.2 i + p.1 = p.2 j + p.1) → p.2 <text:soft-page-break/>i + p.2 j = p.2 (i + j) | i j h =&gt; begin revert i j h, induction p.1 with n ih, { intros i j h, simp }, { intros i j h, cases i with i1 ih, { cases j with j1 jh, { simp [nat.add_succ, ih ih1] }, { simp [nat.add_succ, nat.succ_eq_add_one, ih ih1] }}, { simp [nat.succ_eq_add_one, ih ih1] } } end • We use a dependent pair p : N × (N → N) as context, quantifying over i, j : N. • We prove the theorem by induction on p.1, then cases on i and j, applying the induction hypothesis ih at each step. • The nested dependent pair allows a very general definition that can be proved for any addition function. Here are some further details regarding your questions: Homotopy type theory: Homotopy type theory adds higher-dimensional structures and concepts to type theories like the calculus of constructions. Some ways it is useful for formalizing higher concepts: • It models identity types as path types, representing paths between points in a type. This allows modeling higher-dimensional paths and coherence. • Higher inductive types can be defined, which induct over higher-dimensional spheres and circles. This allows modeling topological spaces. • Univalence allows equating isomorphic types, capturing the idea that equivalent structures have the same "shape". This models type-theoretic equivalence as a higher-dimensional concept. Declarative proofs: • Declarative proofs describe "what" is being proved, rather than "how" the proof is constructed. They are often more abstract and conceptual. • For example, in sheaf theory, proofs typically revolve around describing properties of sheaves and showing they are satisfied, rather than constructing terms. • Category theory also features many declarative proofs, focused on properties and commutative diagrams rather than explicit constructions. • Coq and Lean's tactic-based proof style is more <text:soft-page-break/>procedural and constructive, focused on constructing terms. Proof modes in Lean: • Lean has two main proof modes: - The "proof" mode constructs an explicit program (term) proving a proposition. - The "exact" mode simply marks a proposition as proved, without constructing an explicit proof term. • The "exact" mode avoids proof identity, since different "exact" proofs are considered distinct even if they prove the same proposition. • Proof modes allow switching between computational (proof) and abstract (exact) views of proofs, avoiding proof irrelevance. • Lean provides a "sorry" command to mark a proposition as proved without giving a complete proof. The user can fill in the proof later. </text:p>
        <text:p text:style-name="P23">ChatGPT</text:p>
        <text:p text:style-name="P31">The Curry-Howard isomorphism in Lean:</text:p>
        <text:p text:style-name="P31">The Curry-Howard isomorphism, also known as the "proofs-as-programs" and "propositions-as-types" interpretation, forms a foundational cornerstone in the Lean theorem prover.</text:p>
        <text:p text:style-name="P8"><text:span text:style-name="T4">In Lean, a proposition is a type, and a proof of a proposition is a term of that type. Thus, proving a proposition in Lean is equivalent to constructing a term of the corresponding type. For example, in Lean, the proposition </text:span><text:span text:style-name="Source_20_Text"><text:span text:style-name="T4">P → Q</text:span></text:span><text:span text:style-name="T4"> corresponds to a function type </text:span><text:span text:style-name="Source_20_Text"><text:span text:style-name="T4">(P : Prop) → (Q : Prop)</text:span></text:span><text:span text:style-name="T4">. A proof of </text:span><text:span text:style-name="Source_20_Text"><text:span text:style-name="T4">P → Q</text:span></text:span><text:span text:style-name="T4"> is then a function that takes as input a proof of </text:span><text:span text:style-name="Source_20_Text"><text:span text:style-name="T4">P</text:span></text:span><text:span text:style-name="T4"> and produces a proof of </text:span><text:span text:style-name="Source_20_Text"><text:span text:style-name="T4">Q</text:span></text:span><text:span text:style-name="T4">.</text:span></text:p>
        <text:p text:style-name="P31">Here is an example in Lean that demonstrates the Curry-Howard isomorphism:</text:p>
        <text:p text:style-name="P5">leanCopy code</text:p>
        <text:p text:style-name="P4"><text:span text:style-name="Source_20_Text"><text:span text:style-name="T4">-- Declare two propositions, P and Q</text:span></text:span></text:p>
        <text:p text:style-name="P4"><text:span text:style-name="Source_20_Text"><text:span text:style-name="T4">variables (P Q : Prop)</text:span></text:span></text:p>
        <text:p text:style-name="P6"/>
        <text:p text:style-name="P4"><text:soft-page-break/><text:span text:style-name="Source_20_Text"><text:span text:style-name="T4">-- Construct a function that takes proofs of P and Q and produces a proof of P ∧ Q</text:span></text:span></text:p>
        <text:p text:style-name="P4"><text:span text:style-name="Source_20_Text"><text:span text:style-name="T4">def example_proof : P → Q → P ∧ Q :=</text:span></text:span></text:p>
        <text:p text:style-name="P4"><text:span text:style-name="Source_20_Text"><text:span text:style-name="T4">begin</text:span></text:span></text:p>
        <text:p text:style-name="P4"><text:span text:style-name="Source_20_Text"><text:span text:style-name="T4"><text:s text:c="2"/>intros p q,</text:span></text:span></text:p>
        <text:p text:style-name="P4"><text:span text:style-name="Source_20_Text"><text:span text:style-name="T4"><text:s text:c="2"/>exact ⟨p, q⟩,</text:span></text:span></text:p>
        <text:p text:style-name="P3"><text:span text:style-name="Source_20_Text"><text:span text:style-name="T4">end</text:span></text:span></text:p>
        <text:p text:style-name="P31">Limitations of the Calculus of Constructions in Lean:</text:p>
        <text:p text:style-name="P31">While the calculus of constructions (CoC) provides a powerful foundation for Lean, there are some limitations:</text:p>
        <text:list xml:id="list334010293" text:style-name="L25">
          <text:list-item>
            <text:p text:style-name="P19"><text:span text:style-name="T4">CoC is based on constructive logic, which means that excluded middle (the law stating that </text:span><text:span text:style-name="Source_20_Text"><text:span text:style-name="T4">P ∨ ¬P</text:span></text:span><text:span text:style-name="T4"> for any proposition </text:span><text:span text:style-name="Source_20_Text"><text:span text:style-name="T4">P</text:span></text:span><text:span text:style-name="T4">) and the axiom of choice are not assumed by default, though they can be added as assumptions.</text:span></text:p>
          </text:list-item>
          <text:list-item>
            <text:p text:style-name="P45">CoC has predicative type hierarchy, which means that some impredicative definitions, such as the type of all sets, cannot be directly expressed.</text:p>
          </text:list-item>
          <text:list-item>
            <text:p text:style-name="P45">Some advanced mathematical concepts require additional concepts beyond the basics provided by CoC, such as inductive types (which are supported in Lean) or higher inductive types (which are not currently supported in Lean).</text:p>
          </text:list-item>
        </text:list>
        <text:p text:style-name="P31">Dependent types in complex proofs in Lean:</text:p>
        <text:p text:style-name="P31">Here is an example of a more complex proof in Lean that involves dependent types, proving that the product of two even numbers is even:</text:p>
        <text:p text:style-name="P5">leanCopy code</text:p>
        <text:p text:style-name="P4"><text:span text:style-name="Source_20_Text"><text:span text:style-name="T4">-- Declare the definition of an even number</text:span></text:span></text:p>
        <text:p text:style-name="P4"><text:span text:style-name="Source_20_Text"><text:span text:style-name="T4">def is_even (n : ℕ) : Prop := ∃ m, n = 2 * m</text:span></text:span></text:p>
        <text:p text:style-name="P6"/>
        <text:p text:style-name="P4"><text:span text:style-name="Source_20_Text"><text:span text:style-name="T4">-- Define the theorem</text:span></text:span></text:p>
        <text:p text:style-name="P4"><text:span text:style-name="Source_20_Text"><text:span text:style-name="T4">theorem product_of_evens_is_even (a b : ℕ) (h₁ : is_even a) (h₂ : is_even b) : is_even (a * b) :=</text:span></text:span></text:p>
        <text:p text:style-name="P4"><text:span text:style-name="Source_20_Text"><text:span text:style-name="T4">begin</text:span></text:span></text:p>
        <text:p text:style-name="P4"><text:soft-page-break/><text:span text:style-name="Source_20_Text"><text:span text:style-name="T4"><text:s text:c="2"/>-- Get the witness of the evenness of a and b</text:span></text:span></text:p>
        <text:p text:style-name="P4"><text:span text:style-name="Source_20_Text"><text:span text:style-name="T4"><text:s text:c="2"/>cases h₁ with k hk,</text:span></text:span></text:p>
        <text:p text:style-name="P4"><text:span text:style-name="Source_20_Text"><text:span text:style-name="T4"><text:s text:c="2"/>cases h₂ with l hl,</text:span></text:span></text:p>
        <text:p text:style-name="P6"/>
        <text:p text:style-name="P4"><text:span text:style-name="Source_20_Text"><text:span text:style-name="T4"><text:s text:c="2"/>-- Substitute the evenness condition into the goal</text:span></text:span></text:p>
        <text:p text:style-name="P4"><text:span text:style-name="Source_20_Text"><text:span text:style-name="T4"><text:s text:c="2"/>rw [hk, hl],</text:span></text:span></text:p>
        <text:p text:style-name="P6"/>
        <text:p text:style-name="P4"><text:span text:style-name="Source_20_Text"><text:span text:style-name="T4"><text:s text:c="2"/>-- Prove that a*b is even by demonstrating a witness</text:span></text:span></text:p>
        <text:p text:style-name="P4"><text:span text:style-name="Source_20_Text"><text:span text:style-name="T4"><text:s text:c="2"/>use 2*k*l,</text:span></text:span></text:p>
        <text:p text:style-name="P4"><text:span text:style-name="Source_20_Text"><text:span text:style-name="T4"><text:s text:c="2"/>ring,</text:span></text:span></text:p>
        <text:p text:style-name="P3"><text:span text:style-name="Source_20_Text"><text:span text:style-name="T4">end</text:span></text:span></text:p>
        <text:p text:style-name="P8"><text:span text:style-name="T4">In this example, </text:span><text:span text:style-name="Source_20_Text"><text:span text:style-name="T4">is_even</text:span></text:span><text:span text:style-name="T4"> is a dependent type as its definition depends on the value of </text:span><text:span text:style-name="Source_20_Text"><text:span text:style-name="T4">n</text:span></text:span><text:span text:style-name="T4">. The proof involves manipulating and constructing terms of this dependent type.</text:span></text:p>
        <text:p text:style-name="P30">Here are examples of higher inductive types, univalence and more declarative proofs: Higher inductive type example: • A circle can be defined as a higher inductive type in homotopy type theory with two constructors: Inductive circle : Type := | base : circle | loop : base = base. • The base point constructor has inductive degree 0, while the loop constructor has degree 1, representing a loop. • This definition inducts over both points (degree 0) and paths between points (degree 1), capturing the intuitive structure of a circle. Univalence and isomorphism: • Univalence states that isomorphic types (types related by an isomorphism) are equal, up to a higher equivalenc. • Formally, if there is an isomorphism f : A ≃ B between types A and B, then univalence implies A = B up to a higher homotopy. • This means that isomorphic structures, which are essentially "the same", can be treated as literally equal types in homotopy type theory. More declarative proofs: • In category theory, many proofs involve showing that certain diagrams commute, without explicitly constructing the commuting homomorphisms. • Proofs in sheaf theory often involve verifying the sheaf axioms for a given presheaf, <text:soft-page-break/>rather than constructing explicit terms. • In algebraic topology, proofs frequently describe properties of topological spaces and mappings between them, without giving explicit constructions. • In geometry, proofs often rely on describing properties of geometric figures and transformations, rather than constructing terms. Overall, declarative proofs tend to focus on properties, descriptions and diagrams, rather than explicit constructions. They provide a more conceptual and abstract view of proofs, which CoC-based systems like Coq and Lean lack due to their constructive nature. Homotopy type theory helps bridge this gap. </text:p>
        <text:p text:style-name="P23">ChatGPT</text:p>
        <text:p text:style-name="P31">The Curry-Howard Isomorphism in Lean:</text:p>
        <text:p text:style-name="P31">The Curry-Howard isomorphism, also known as propositions-as-types, is a correspondence between logic and computation that is deeply ingrained in Lean. It connects systems of formal logic with computational calculi. For example, logical conjunction (AND) corresponds to product types (pairs), logical disjunction (OR) corresponds to sum types (either type), and logical implication (→) corresponds to function types.</text:p>
        <text:p text:style-name="P31">This can be seen directly in Lean. For example, a proof of the logical implication P → Q is a function that takes an argument of type P and returns a result of type Q. This function is the evidence that if P is true, then Q must also be true.</text:p>
        <text:p text:style-name="P5">leanCopy code</text:p>
        <text:p text:style-name="P4"><text:span text:style-name="Source_20_Text"><text:span text:style-name="T4">variables P Q : Prop</text:span></text:span></text:p>
        <text:p text:style-name="P6"/>
        <text:p text:style-name="P4"><text:span text:style-name="Source_20_Text"><text:span text:style-name="T4">-- This is a function type, but also represents the logical implication P → Q</text:span></text:span></text:p>
        <text:p text:style-name="P4"><text:span text:style-name="Source_20_Text"><text:span text:style-name="T4">def implies (p : P) : Q :=</text:span></text:span></text:p>
        <text:p text:style-name="P3"><text:span text:style-name="Source_20_Text"><text:span text:style-name="T4">...</text:span></text:span></text:p>
        <text:p text:style-name="P31"><text:soft-page-break/>Limitations of Calculus of Constructions in Lean:</text:p>
        <text:list xml:id="list1415429208" text:style-name="L26">
          <text:list-item>
            <text:p text:style-name="P46">Predicativity: Lean is built on a version of the Calculus of Constructions that includes inductive types and is predicative. This means there are restrictions on how one type can depend on another, which can limit the kinds of mathematics that can be formalized in Lean.</text:p>
          </text:list-item>
          <text:list-item>
            <text:p text:style-name="P46">Impredicative Definitions: The calculus of constructions doesn't easily allow certain impredicative definitions, which are definitions where a set is defined by quantifying over a domain that includes the set itself.</text:p>
          </text:list-item>
          <text:list-item>
            <text:p text:style-name="P46">Large-scale structure: While Lean has strong support for defining individual constructions and proving properties about them, it can sometimes be challenging to manage and reason about the large-scale structure of a mathematical field.</text:p>
          </text:list-item>
        </text:list>
        <text:p text:style-name="P31">Dependent Types in Complex Proofs:</text:p>
        <text:p text:style-name="P31">Dependent types are a crucial part of Lean, enabling the formalization of complex mathematical statements. They allow the types of data to depend on the values of other data, and this makes them powerful for conducting complex proofs.</text:p>
        <text:p text:style-name="P31">Here is an example of a proof in Lean that uses dependent types:</text:p>
        <text:p text:style-name="P5">leanCopy code</text:p>
        <text:p text:style-name="P4"><text:span text:style-name="Source_20_Text"><text:span text:style-name="T4">import data.set</text:span></text:span></text:p>
        <text:p text:style-name="P6"/>
        <text:p text:style-name="P4"><text:span text:style-name="Source_20_Text"><text:span text:style-name="T4">-- Define the notion of an injective function</text:span></text:span></text:p>
        <text:p text:style-name="P4"><text:span text:style-name="Source_20_Text"><text:span text:style-name="T4">def injective {X Y : Type} (f : X → Y) := ∀ {x1 x2 : X}, f x1 = f x2 → x1 = x2</text:span></text:span></text:p>
        <text:p text:style-name="P6"/>
        <text:p text:style-name="P4"><text:span text:style-name="Source_20_Text"><text:span text:style-name="T4">-- Prove that the preimage of an injective function respects set inclusion</text:span></text:span></text:p>
        <text:p text:style-name="P4"><text:span text:style-name="Source_20_Text"><text:span text:style-name="T4">theorem preimage_injective {X Y : Type} {f : X → Y} (hf : injective f) :</text:span></text:span></text:p>
        <text:p text:style-name="P4"><text:span text:style-name="Source_20_Text"><text:span text:style-name="T4"><text:s text:c="2"/>∀ {s t : set Y}, s ⊆ t → f ⁻¹' s ⊆ f ⁻¹' t</text:span></text:span></text:p>
        <text:p text:style-name="P4"><text:span text:style-name="Source_20_Text"><text:span text:style-name="T4">| s t hst x hx :=</text:span></text:span></text:p>
        <text:p text:style-name="P4"><text:span text:style-name="Source_20_Text"><text:span text:style-name="T4">begin</text:span></text:span></text:p>
        <text:p text:style-name="P4"><text:soft-page-break/><text:span text:style-name="Source_20_Text"><text:span text:style-name="T4"><text:s text:c="2"/>unfold set.preimage at hx,</text:span></text:span></text:p>
        <text:p text:style-name="P4"><text:span text:style-name="Source_20_Text"><text:span text:style-name="T4"><text:s text:c="2"/>have : f x ∈ t, from hst hx,</text:span></text:span></text:p>
        <text:p text:style-name="P4"><text:span text:style-name="Source_20_Text"><text:span text:style-name="T4"><text:s text:c="2"/>exact this</text:span></text:span></text:p>
        <text:p text:style-name="P3"><text:span text:style-name="Source_20_Text"><text:span text:style-name="T4">end</text:span></text:span></text:p>
        <text:p text:style-name="P31">In this proof, we use dependent types to state and prove a property about injective functions and their preimages. We use Lean's set theory library to work with sets and set inclusion, and we use Lean's support for dependent types to define the notion of an injective function in a way that the domain and codomain can be any types.</text:p>
        <text:p text:style-name="P30">A list of all of the topics we've discussed.</text:p>
        <text:p text:style-name="P23">ChatGPT</text:p>
        <text:p text:style-name="P31">Certainly, here is a summary of the topics we've discussed:</text:p>
        <text:list xml:id="list386959589" text:style-name="L27">
          <text:list-item>
            <text:p text:style-name="P20"><text:span text:style-name="Strong_20_Emphasis"><text:span text:style-name="T4">Introduction to Lean and Coq:</text:span></text:span><text:span text:style-name="T4"> We discussed the basics of Lean and Coq, both of which are interactive theorem proving systems and programming languages. They are used for formalizing mathematics and verifying software and hardware.</text:span></text:p>
          </text:list-item>
          <text:list-item>
            <text:p text:style-name="P20"><text:span text:style-name="Strong_20_Emphasis"><text:span text:style-name="T4">Calculus of Constructions (CoC):</text:span></text:span><text:span text:style-name="T4"> We delved into the theory behind Lean and Coq, which is primarily the calculus of constructions. This is a type theory that combines programming and logic, allowing propositions and proofs to be treated as types and programs, respectively.</text:span></text:p>
          </text:list-item>
          <text:list-item>
            <text:p text:style-name="P20"><text:span text:style-name="Strong_20_Emphasis"><text:span text:style-name="T4">Curry-Howard Isomorphism in Lean:</text:span></text:span><text:span text:style-name="T4"> We explored how the Curry-Howard isomorphism, the correspondence between systems of formal logic and computational calculi, works in Lean. The isomorphism manifests as the deep connection between types and propositions in Lean.</text:span></text:p>
          </text:list-item>
          <text:list-item>
            <text:p text:style-name="P20"><text:soft-page-break/><text:span text:style-name="Strong_20_Emphasis"><text:span text:style-name="T4">Limitations of CoC in Lean:</text:span></text:span><text:span text:style-name="T4"> We covered some of the limitations of the calculus of constructions in Lean, including issues with predicativity, impredicative definitions, and large-scale structural reasoning.</text:span></text:p>
          </text:list-item>
          <text:list-item>
            <text:p text:style-name="P20"><text:span text:style-name="Strong_20_Emphasis"><text:span text:style-name="T4">Dependent Types in Complex Proofs in Lean:</text:span></text:span><text:span text:style-name="T4"> We discussed the use of dependent types in Lean for conducting complex mathematical proofs. We also walked through an example of a complex proof in Lean that uses dependent types.</text:span></text:p>
          </text:list-item>
          <text:list-item>
            <text:p text:style-name="P20"><text:span text:style-name="Strong_20_Emphasis"><text:span text:style-name="T4">Higher Inductive Types and Univalence:</text:span></text:span><text:span text:style-name="T4"> We discussed concepts from homotopy type theory such as higher inductive types and the principle of univalence. We talked about how they add higher-dimensional structures and concepts to type theories like CoC, but are not natively supported in Lean.</text:span></text:p>
          </text:list-item>
          <text:list-item>
            <text:p text:style-name="P20"><text:span text:style-name="Strong_20_Emphasis"><text:span text:style-name="T4">Declarative Proofs:</text:span></text:span><text:span text:style-name="T4"> We compared the procedural and computational proofs typical in CoC-based systems like Lean to more declarative styles often preferred by mathematicians in fields like sheaf theory, category theory, and algebraic topology.</text:span></text:p>
          </text:list-item>
          <text:list-item>
            <text:p text:style-name="P20"><text:span text:style-name="Strong_20_Emphasis"><text:span text:style-name="T4">Proof Irrelevance and Proof Modes in Lean:</text:span></text:span><text:span text:style-name="T4"> We touched on the concept of proof irrelevance in type theories and how Lean's proof modes allow different proofs of the same proposition to be considered distinct, avoiding unwanted proof identities.</text:span></text:p>
          </text:list-item>
        </text:list>
        <text:p text:style-name="P31">All these topics revolve around the use of Lean and Coq as tools for formal reasoning, demonstrating the intricate and powerful <text:soft-page-break/>nature of modern type theories in bridging the gap between mathematics and computation.</text:p>
        <text:p text:style-name="P30">Connections between the topics. </text:p>
        <text:p text:style-name="P23">ChatGPT</text:p>
        <text:p text:style-name="P31">Sure, the various topics we've discussed are interconnected and build on each other. Here are the main connections:</text:p>
        <text:list xml:id="list742060443" text:style-name="L28">
          <text:list-item>
            <text:p text:style-name="P21"><text:span text:style-name="Strong_20_Emphasis"><text:span text:style-name="T4">Lean, Coq, and the Calculus of Constructions (CoC):</text:span></text:span><text:span text:style-name="T4"> Lean and Coq are both interactive theorem provers and programming languages that fundamentally rely on CoC as their theoretical basis. The concepts of types and terms in CoC are essential to understand how Lean and Coq handle mathematical reasoning.</text:span></text:p>
          </text:list-item>
          <text:list-item>
            <text:p text:style-name="P21"><text:span text:style-name="Strong_20_Emphasis"><text:span text:style-name="T4">Curry-Howard Isomorphism and CoC:</text:span></text:span><text:span text:style-name="T4"> The Curry-Howard isomorphism, which establishes a correspondence between logic and computation, is a foundational concept in CoC. It's what allows Lean and Coq to treat propositions as types and proofs as programs, a central idea in these systems.</text:span></text:p>
          </text:list-item>
          <text:list-item>
            <text:p text:style-name="P21"><text:span text:style-name="Strong_20_Emphasis"><text:span text:style-name="T4">Dependent Types and CoC:</text:span></text:span><text:span text:style-name="T4"> The concept of dependent types, where types can depend on values, is a critical component of CoC. It allows more sophisticated and expressive forms of reasoning in Lean and Coq, enabling us to capture complex mathematical concepts and proofs.</text:span></text:p>
          </text:list-item>
          <text:list-item>
            <text:p text:style-name="P21"><text:span text:style-name="Strong_20_Emphasis"><text:span text:style-name="T4">Limitations of CoC and Higher Inductive Types/Univalence:</text:span></text:span><text:span text:style-name="T4"> The limitations of CoC discussed, such as the lack of support for homotopy type theory concepts like higher inductive types and univalence, connect to the desire for more expressive formal </text:span><text:soft-page-break/><text:span text:style-name="T4">systems. These systems could more naturally handle abstract mathematical structures and proofs, which is a goal of homotopy type theory.</text:span></text:p>
          </text:list-item>
          <text:list-item>
            <text:p text:style-name="P21"><text:span text:style-name="Strong_20_Emphasis"><text:span text:style-name="T4">Declarative Proofs and CoC:</text:span></text:span><text:span text:style-name="T4"> The preference for more declarative proof styles in some mathematical areas connects to the limitations of CoC and systems like Lean and Coq. These systems primarily focus on procedural and computational proofs, which can sometimes be less intuitive or natural for certain mathematical areas.</text:span></text:p>
          </text:list-item>
          <text:list-item>
            <text:p text:style-name="P21"><text:span text:style-name="Strong_20_Emphasis"><text:span text:style-name="T4">Proof Irrelevance and Curry-Howard Isomorphism:</text:span></text:span><text:span text:style-name="T4"> Proof irrelevance relates to the Curry-Howard isomorphism by examining what it means for two proofs to be considered "the same." Lean's approach of differentiating proofs through proof modes connects back to the isomorphism by providing flexibility in how we interpret it, allowing us to maintain proof identity or not, as needed.</text:span></text:p>
          </text:list-item>
        </text:list>
        <text:p text:style-name="P31">In summary, these topics all center around the quest to construct effective formal systems for mathematics and computation. The calculus of constructions, Lean, Coq, and the Curry-Howard isomorphism lay the foundation for this effort, while the exploration of dependent types, declarative proofs, proof irrelevance, and homotopy type theory illustrate ongoing challenges and extensions to this foundational work.</text:p>
        <text:p text:style-name="P30">A final summary.</text:p>
        <text:p text:style-name="P23">ChatGPT</text:p>
        <text:p text:style-name="P31"><text:soft-page-break/>We've had a deep dive into the worlds of formal logic, proof systems, and type theory, specifically focusing on the theorem prover Lean, and how it uses the Calculus of Constructions (CoC), a foundational theory in computer science. Here is a final summary of the key points we've discussed:</text:p>
        <text:list xml:id="list2705648259" text:style-name="L29">
          <text:list-item>
            <text:p text:style-name="P22"><text:span text:style-name="Strong_20_Emphasis"><text:span text:style-name="T4">Lean and Coq</text:span></text:span><text:span text:style-name="T4">: Both are powerful interactive theorem provers based on type theory, which provide formal systems for mathematics and computation. Lean is noted for its permissive syntax, making it more accessible than Coq for newcomers.</text:span></text:p>
          </text:list-item>
          <text:list-item>
            <text:p text:style-name="P22"><text:span text:style-name="Strong_20_Emphasis"><text:span text:style-name="T4">Calculus of Constructions (CoC)</text:span></text:span><text:span text:style-name="T4">: A core type theory that underpins both Lean and Coq, enabling formal reasoning about mathematical theorems and computational algorithms.</text:span></text:p>
          </text:list-item>
          <text:list-item>
            <text:p text:style-name="P22"><text:span text:style-name="Strong_20_Emphasis"><text:span text:style-name="T4">Curry-Howard Isomorphism</text:span></text:span><text:span text:style-name="T4">: This principle maps mathematical proofs to computational programs, providing the basis for reasoning within Lean and Coq. It is essentially the idea that "propositions are types, and proofs are programs."</text:span></text:p>
          </text:list-item>
          <text:list-item>
            <text:p text:style-name="P22"><text:span text:style-name="Strong_20_Emphasis"><text:span text:style-name="T4">Dependent Types</text:span></text:span><text:span text:style-name="T4">: A key feature of CoC that allows types to depend on values, enabling more sophisticated mathematical structures and proofs to be modeled within Lean and Coq.</text:span></text:p>
          </text:list-item>
          <text:list-item>
            <text:p text:style-name="P22"><text:span text:style-name="Strong_20_Emphasis"><text:span text:style-name="T4">Proof Irrelevance and Proof Modes</text:span></text:span><text:span text:style-name="T4">: Proof irrelevance relates to whether different proofs of the same proposition should be considered identical or distinct. Lean handles this using proof modes, enabling different proofs of the same proposition to be treated as distinct.</text:span></text:p>
          </text:list-item>
          <text:list-item>
            <text:p text:style-name="P22"><text:soft-page-break/><text:span text:style-name="Strong_20_Emphasis"><text:span text:style-name="T4">Limitations of CoC and Extensions</text:span></text:span><text:span text:style-name="T4">: CoC, particularly the variant used in Lean, has certain limitations, including lack of support for homotopy type theory and more declarative proofs. These limitations highlight the ongoing efforts in the field to make formal systems more expressive and natural for different mathematical domains.</text:span></text:p>
          </text:list-item>
          <text:list-item>
            <text:p text:style-name="P22"><text:span text:style-name="Strong_20_Emphasis"><text:span text:style-name="T4">Homotopy Type Theory</text:span></text:span><text:span text:style-name="T4">: This advanced theory extends type theory with concepts like higher inductive types and univalence, enabling more abstract and higher-dimensional mathematical structures to be modeled.</text:span></text:p>
          </text:list-item>
        </text:list>
        <text:p text:style-name="P31">The discussion reflects ongoing research and development in the field of type theory and formal systems, as researchers and practitioners continue to refine and extend these tools to better capture the richness and complexity of mathematics and computation.</text:p>
        <text:p text:style-name="P30">Regenerate response</text:p>
        <text:p text:style-name="P48"><text:bookmark text:name="prompt-textarea"/><draw:control text:anchor-type="as-char" draw:z-index="0" draw:name="Shape1" draw:style-name="gr1" draw:text-style-name="P51" svg:width="2.3543in" svg:height="0.4689in" draw:control="control1"/></text:p>
        <text:p text:style-name="P7"><text:span text:style-name="T4">Free Research Preview. ChatGPT may produce inaccurate information about people, places, or facts. </text:span><text:a xlink:type="simple" xlink:href="https://help.openai.com/en/articles/6825453-chatgpt-release-notes" office:target-frame-name="_blank" xlink:show="new" text:style-name="Internet_20_link" text:visited-style-name="Visited_20_Internet_20_Link"><text:span text:style-name="T4">ChatGPT May 24 Version</text:span></text:a></text:p>
      </text:section>
      <text:p text:style-name="P49"/>
      <text:p text:style-name="P50"><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fo:font-size="20pt" style:font-size-complex="2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1T08:46:52.613000000</meta:creation-date>
    <dc:date>2023-07-01T08:53:03.098000000</dc:date>
    <meta:editing-duration>PT6M12S</meta:editing-duration>
    <meta:editing-cycles>1</meta:editing-cycles>
    <meta:document-statistic meta:table-count="0" meta:image-count="0" meta:object-count="0" meta:page-count="40" meta:paragraph-count="352" meta:word-count="9439" meta:character-count="56842" meta:non-whitespace-character-count="47732"/>
    <meta:generator>LibreOffice/7.3.2.2$Windows_X86_64 LibreOffice_project/49f2b1bff42cfccbd8f788c8dc32c1c309559be0</meta:generator>
  </office:meta>
</office:document-meta>
</file>